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GitHub Cloudflare Astro setup&lt;/h4&gt;&lt;pre class="message"&gt;&lt;div class="author"&gt;user&lt;/div&gt;&lt;div&gt;appointment later. let's see how far we can go with git hub cloudflare and astro&lt;/div&gt;&lt;/pre&gt;&lt;pre class="message"&gt;&lt;div class="author"&gt;ChatGPT&lt;/div&gt;&lt;div&gt;love it. here’s a clean, fast path to get an Astro site live via **GitHub + Cloudflare Pages** on Windows. we’ll keep it static for simplicity (no server/SSR needed). you can add SSR later with the Cloudflare adapter if you want.</text:p>
      <text:p text:style-name="Standard"/>
      <text:p text:style-name="Standard"># 0) Verify tools (Windows PowerShell)</text:p>
      <text:p text:style-name="Standard">```powershell</text:p>
      <text:p text:style-name="Standard">node -v</text:p>
      <text:p text:style-name="Standard">npm -v</text:p>
      <text:p text:style-name="Standard">```</text:p>
      <text:p text:style-name="Standard">- if `npm` is missing (Node 20+ sometimes leans on Corepack), do:</text:p>
      <text:p text:style-name="Standard">```powershell</text:p>
      <text:p text:style-name="Standard">corepack enable</text:p>
      <text:p text:style-name="Standard">corepack prepare pnpm@latest --activate</text:p>
      <text:p text:style-name="Standard">pnpm -v</text:p>
      <text:p text:style-name="Standard">```</text:p>
      <text:p text:style-name="Standard">I’ll use `pnpm` below. If you prefer npm, just swap the commands.</text:p>
      <text:p text:style-name="Standard"/>
      <text:p text:style-name="Standard"># 1) Create the Astro project</text:p>
      <text:p text:style-name="Standard">```powershell</text:p>
      <text:p text:style-name="Standard"># choose a folder where you want the project</text:p>
      <text:p text:style-name="Standard">cd $HOME\Projects</text:p>
      <text:p text:style-name="Standard"/>
      <text:p text:style-name="Standard">pnpm create astro@latest my-astro-site</text:p>
      <text:p text:style-name="Standard"># choose a minimal starter (or your preferred template)</text:p>
      <text:p text:style-name="Standard"/>
      <text:p text:style-name="Standard">cd my-astro-site</text:p>
      <text:p text:style-name="Standard">pnpm install</text:p>
      <text:p text:style-name="Standard">pnpm dev</text:p>
      <text:p text:style-name="Standard">```</text:p>
      <text:p text:style-name="Standard">Open http://localhost:4321 to check it works.</text:p>
      <text:p text:style-name="Standard"/>
      <text:p text:style-name="Standard"># 2) Initialize Git and push to GitHub</text:p>
      <text:p text:style-name="Standard">Create an empty repo on GitHub first (no README/License—keep it empty), then:</text:p>
      <text:p text:style-name="Standard">```powershell</text:p>
      <text:p text:style-name="Standard">git init</text:p>
      <text:p text:style-name="Standard">git add .</text:p>
      <text:p text:style-name="Standard">git commit -m "chore: init astro"</text:p>
      <text:p text:style-name="Standard">git branch -M main</text:p>
      <text:p text:style-name="Standard">git remote add origin https://github.com/&amp;lt;your-user&amp;gt;/&amp;lt;your-repo&amp;gt;.git</text:p>
      <text:p text:style-name="Standard">git push -u origin main</text:p>
      <text:p text:style-name="Standard">```</text:p>
      <text:p text:style-name="Standard"/>
      <text:p text:style-name="Standard"># 3) Connect Cloudflare Pages</text:p>
      <text:p text:style-name="Standard">Cloudflare dashboard → **Pages** → **Create project** → **Connect to Git** → pick your repo.</text:p>
      <text:p text:style-name="Standard"/>
      <text:p text:style-name="Standard">**Build settings (for Astro static):**</text:p>
      <text:p text:style-name="Standard"><text:soft-page-break/>- Build command: `pnpm install &amp;amp;&amp;amp; pnpm build` <text:s/>(or `npm ci &amp;amp;&amp;amp; npm run build`)</text:p>
      <text:p text:style-name="Standard">- Output directory: `dist`</text:p>
      <text:p text:style-name="Standard">- (Optional) Set **Node compatibility** to a current LTS in the Pages settings if prompted.</text:p>
      <text:p text:style-name="Standard">- Click **Save and Deploy**. <text:s/></text:p>
      <text:p text:style-name="Standard">Cloudflare will auto-build on every push to `main`. PRs get preview URLs automatically.</text:p>
      <text:p text:style-name="Standard"/>
      <text:p text:style-name="Standard"># 4) Hook up your domain (now or later)</text:p>
      <text:p text:style-name="Standard">- If Cloudflare is your DNS: Pages project → **Custom domains** → add `example.com` or `www.example.com` → it will create the CNAMEs for you.</text:p>
      <text:p text:style-name="Standard">- If you’re not using Cloudflare DNS yet: move your domain’s nameservers to Cloudflare (free), then add the Pages custom domain.</text:p>
      <text:p text:style-name="Standard"/>
      <text:p text:style-name="Standard"># 5) Nice-to-haves (copy/paste ready)</text:p>
      <text:p text:style-name="Standard"/>
      <text:p text:style-name="Standard">**Redirects** (file: `public/_redirects`)</text:p>
      <text:p text:style-name="Standard">```</text:p>
      <text:p text:style-name="Standard">/old-path <text:s text:c="2"/>/new-path <text:s text:c="2"/>301</text:p>
      <text:p text:style-name="Standard">/* <text:s text:c="9"/>/index.html 200</text:p>
      <text:p text:style-name="Standard">```</text:p>
      <text:p text:style-name="Standard"/>
      <text:p text:style-name="Standard">**Headers &amp;amp; caching** (file: `public/_headers`)</text:p>
      <text:p text:style-name="Standard">```</text:p>
      <text:p text:style-name="Standard">/*</text:p>
      <text:p text:style-name="Standard"><text:s text:c="2"/>X-Frame-Options: DENY</text:p>
      <text:p text:style-name="Standard"><text:s text:c="2"/>X-Content-Type-Options: nosniff</text:p>
      <text:p text:style-name="Standard"><text:s text:c="2"/>Referrer-Policy: strict-origin-when-cross-origin</text:p>
      <text:p text:style-name="Standard"/>
      <text:p text:style-name="Standard">/assets/*</text:p>
      <text:p text:style-name="Standard"><text:s text:c="2"/>Cache-Control: public, max-age=31536000, immutable</text:p>
      <text:p text:style-name="Standard">```</text:p>
      <text:p text:style-name="Standard"/>
      <text:p text:style-name="Standard">**package.json scripts** (ensure these exist)</text:p>
      <text:p text:style-name="Standard">```json</text:p>
      <text:p text:style-name="Standard">{</text:p>
      <text:p text:style-name="Standard"><text:s text:c="2"/>"scripts": {</text:p>
      <text:p text:style-name="Standard"><text:s text:c="4"/>"dev": "astro dev",</text:p>
      <text:p text:style-name="Standard"><text:s text:c="4"/>"build": "astro build",</text:p>
      <text:p text:style-name="Standard"><text:s text:c="4"/>"preview": "astro preview",</text:p>
      <text:p text:style-name="Standard"><text:s text:c="4"/>"format": "prettier --write ."</text:p>
      <text:p text:style-name="Standard"><text:s text:c="2"/>}</text:p>
      <text:p text:style-name="Standard">}</text:p>
      <text:p text:style-name="Standard">```</text:p>
      <text:p text:style-name="Standard"/>
      <text:p text:style-name="Standard">**astro.config.mjs** (static default is fine)</text:p>
      <text:p text:style-name="Standard">```js</text:p>
      <text:p text:style-name="Standard">import { defineConfig } from 'astro/config';</text:p>
      <text:p text:style-name="Standard">export default defineConfig({</text:p>
      <text:p text:style-name="Standard"><text:s text:c="2"/>// site: 'https://yourdomain.com', // set later for proper URLs</text:p>
      <text:p text:style-name="Standard">});</text:p>
      <text:p text:style-name="Standard"><text:soft-page-break/>```</text:p>
      <text:p text:style-name="Standard"/>
      <text:p text:style-name="Standard"># 6) Typical workflow</text:p>
      <text:p text:style-name="Standard">- edit locally → `pnpm dev` to preview</text:p>
      <text:p text:style-name="Standard">- `git add -A &amp;amp;&amp;amp; git commit -m "feat: ..." &amp;amp;&amp;amp; git push`</text:p>
      <text:p text:style-name="Standard">- Cloudflare auto-deploys → you get a fresh URL in under a minute.</text:p>
      <text:p text:style-name="Standard"/>
      <text:p text:style-name="Standard"># 7) Optional: enable SSR later (only if you need dynamic)</text:p>
      <text:p text:style-name="Standard">```powershell</text:p>
      <text:p text:style-name="Standard">pnpm add @astrojs/cloudflare</text:p>
      <text:p text:style-name="Standard">```</text:p>
      <text:p text:style-name="Standard">```js</text:p>
      <text:p text:style-name="Standard">// astro.config.mjs</text:p>
      <text:p text:style-name="Standard">import { defineConfig } from 'astro/config';</text:p>
      <text:p text:style-name="Standard">import cloudflare from '@astrojs/cloudflare';</text:p>
      <text:p text:style-name="Standard">export default defineConfig({</text:p>
      <text:p text:style-name="Standard"><text:s text:c="2"/>output: 'server',</text:p>
      <text:p text:style-name="Standard"><text:s text:c="2"/>adapter: cloudflare(),</text:p>
      <text:p text:style-name="Standard">});</text:p>
      <text:p text:style-name="Standard">```</text:p>
      <text:p text:style-name="Standard">Then in Cloudflare Pages → **Functions/SSR** gets enabled automatically.</text:p>
      <text:p text:style-name="Standard"/>
      <text:p text:style-name="Standard">---</text:p>
      <text:p text:style-name="Standard"/>
      <text:p text:style-name="Standard">If you want, tell me your repo name and I’ll tailor the exact `git remote add origin ...` line and the Pages settings. Or we can do a quick “hello world” commit now and push, then connect it in Cloudflare.&lt;/div&gt;&lt;/pre&gt;&lt;pre class="message"&gt;&lt;div class="author"&gt;user&lt;/div&gt;&lt;div&gt;node -v 20.19.5 npm -v 10.8.2&lt;/div&gt;&lt;/pre&gt;&lt;pre class="message"&gt;&lt;div class="author"&gt;ChatGPT&lt;/div&gt;&lt;div&gt;perfect—those versions are great. let’s ship an Astro site with **npm + GitHub + Cloudflare Pages** now.</text:p>
      <text:p text:style-name="Standard"/>
      <text:p text:style-name="Standard"># 1) scaffold Astro (Windows PowerShell)</text:p>
      <text:p text:style-name="Standard">```powershell</text:p>
      <text:p text:style-name="Standard"># pick a parent folder first</text:p>
      <text:p text:style-name="Standard">cd $HOME\Projects</text:p>
      <text:p text:style-name="Standard"/>
      <text:p text:style-name="Standard"># create the app (you'll get a prompt; pick "Minimal" to start)</text:p>
      <text:p text:style-name="Standard">npm create astro@latest my-astro-site</text:p>
      <text:p text:style-name="Standard"/>
      <text:p text:style-name="Standard">cd my-astro-site</text:p>
      <text:p text:style-name="Standard">npm install</text:p>
      <text:p text:style-name="Standard">npm run dev</text:p>
      <text:p text:style-name="Standard">```</text:p>
      <text:p text:style-name="Standard">Open http://localhost:4321 — you should see the starter.</text:p>
      <text:p text:style-name="Standard"/>
      <text:p text:style-name="Standard">&amp;gt; if `npm create` ever complains, use:</text:p>
      <text:p text:style-name="Standard">&amp;gt; ```powershell</text:p>
      <text:p text:style-name="Standard">&amp;gt; npx create-astro@latest my-astro-site</text:p>
      <text:p text:style-name="Standard">&amp;gt; ```</text:p>
      <text:p text:style-name="Standard"/>
      <text:p text:style-name="Standard"><text:soft-page-break/># 2) prep repo files</text:p>
      <text:p text:style-name="Standard">```powershell</text:p>
      <text:p text:style-name="Standard"># make sure these exist</text:p>
      <text:p text:style-name="Standard">ni .gitignore</text:p>
      <text:p text:style-name="Standard">```</text:p>
      <text:p text:style-name="Standard">Paste into `.gitignore`:</text:p>
      <text:p text:style-name="Standard">```</text:p>
      <text:p text:style-name="Standard">node_modules</text:p>
      <text:p text:style-name="Standard">dist</text:p>
      <text:p text:style-name="Standard">.env</text:p>
      <text:p text:style-name="Standard">```</text:p>
      <text:p text:style-name="Standard">(If `.gitignore` already exists, just ensure those lines are in there.)</text:p>
      <text:p text:style-name="Standard"/>
      <text:p text:style-name="Standard"># 3) first commit &amp;amp; push to GitHub</text:p>
      <text:p text:style-name="Standard">Create an **empty** GitHub repo (no README/license). Then:</text:p>
      <text:p text:style-name="Standard">```powershell</text:p>
      <text:p text:style-name="Standard">git init</text:p>
      <text:p text:style-name="Standard">git add .</text:p>
      <text:p text:style-name="Standard">git commit -m "chore: init astro"</text:p>
      <text:p text:style-name="Standard">git branch -M main</text:p>
      <text:p text:style-name="Standard">git remote add origin https://github.com/&amp;lt;your-user&amp;gt;/&amp;lt;your-repo&amp;gt;.git</text:p>
      <text:p text:style-name="Standard">git push -u origin main</text:p>
      <text:p text:style-name="Standard">```</text:p>
      <text:p text:style-name="Standard"/>
      <text:p text:style-name="Standard"># 4) Cloudflare Pages</text:p>
      <text:p text:style-name="Standard">Cloudflare Dashboard → **Pages** → **Create project** → **Connect to Git** → pick your repo.</text:p>
      <text:p text:style-name="Standard"/>
      <text:p text:style-name="Standard">**Build config (set these fields):**</text:p>
      <text:p text:style-name="Standard">- Build command: `npm ci &amp;amp;&amp;amp; npm run build`</text:p>
      <text:p text:style-name="Standard">- Output directory: `dist`</text:p>
      <text:p text:style-name="Standard">- (If asked) Node version: **20**</text:p>
      <text:p text:style-name="Standard"/>
      <text:p text:style-name="Standard">Deploy. Every push to `main` now auto-builds. PRs get preview links.</text:p>
      <text:p text:style-name="Standard"/>
      <text:p text:style-name="Standard"># 5) custom domain (now or later)</text:p>
      <text:p text:style-name="Standard">In your Pages project → **Custom domains** → add `www.yourdomain.com` (and apex if you want).</text:p>
      <text:p text:style-name="Standard">- If Cloudflare is your DNS already, it’ll wire CNAMEs for you.</text:p>
      <text:p text:style-name="Standard">- If not, move nameservers to Cloudflare first, then attach the domain.</text:p>
      <text:p text:style-name="Standard"/>
      <text:p text:style-name="Standard"># 6) quality-of-life files (optional but nice)</text:p>
      <text:p text:style-name="Standard"/>
      <text:p text:style-name="Standard">**`public/_headers`**</text:p>
      <text:p text:style-name="Standard">```</text:p>
      <text:p text:style-name="Standard">/*</text:p>
      <text:p text:style-name="Standard"><text:s text:c="2"/>X-Frame-Options: DENY</text:p>
      <text:p text:style-name="Standard"><text:s text:c="2"/>X-Content-Type-Options: nosniff</text:p>
      <text:p text:style-name="Standard"><text:s text:c="2"/>Referrer-Policy: strict-origin-when-cross-origin</text:p>
      <text:p text:style-name="Standard"/>
      <text:p text:style-name="Standard">/assets/*</text:p>
      <text:p text:style-name="Standard"><text:soft-page-break/><text:s text:c="2"/>Cache-Control: public, max-age=31536000, immutable</text:p>
      <text:p text:style-name="Standard">```</text:p>
      <text:p text:style-name="Standard"/>
      <text:p text:style-name="Standard">**`public/_redirects`**</text:p>
      <text:p text:style-name="Standard">```</text:p>
      <text:p text:style-name="Standard">/* <text:s/>/index.html <text:s/>200</text:p>
      <text:p text:style-name="Standard">```</text:p>
      <text:p text:style-name="Standard"/>
      <text:p text:style-name="Standard">**`package.json` scripts should include**</text:p>
      <text:p text:style-name="Standard">```json</text:p>
      <text:p text:style-name="Standard">{</text:p>
      <text:p text:style-name="Standard"><text:s text:c="2"/>"scripts": {</text:p>
      <text:p text:style-name="Standard"><text:s text:c="4"/>"dev": "astro dev",</text:p>
      <text:p text:style-name="Standard"><text:s text:c="4"/>"build": "astro build",</text:p>
      <text:p text:style-name="Standard"><text:s text:c="4"/>"preview": "astro preview",</text:p>
      <text:p text:style-name="Standard"><text:s text:c="4"/>"format": "prettier --write ."</text:p>
      <text:p text:style-name="Standard"><text:s text:c="2"/>}</text:p>
      <text:p text:style-name="Standard">}</text:p>
      <text:p text:style-name="Standard">```</text:p>
      <text:p text:style-name="Standard"/>
      <text:p text:style-name="Standard"># 7) your loop after this</text:p>
      <text:p text:style-name="Standard">- edit locally → `npm run dev`</text:p>
      <text:p text:style-name="Standard">- commit &amp;amp; push → Cloudflare auto-deploys to production</text:p>
      <text:p text:style-name="Standard"/>
      <text:p text:style-name="Standard">want me to tailor the `git remote add origin` line? tell me your GitHub user/repo and I’ll drop the exact command.&lt;/div&gt;&lt;/pre&gt;&lt;pre class="message"&gt;&lt;div class="author"&gt;user&lt;/div&gt;&lt;div&gt;i am at root prompt c:\&amp;gt;&lt;/div&gt;&lt;/pre&gt;&lt;pre class="message"&gt;&lt;div class="author"&gt;ChatGPT&lt;/div&gt;&lt;div&gt;great—let’s do this from **Command Prompt** (you’re at `C:\&amp;gt;`). Copy/paste these, one block at a time.</text:p>
      <text:p text:style-name="Standard"/>
      <text:p text:style-name="Standard"># 1) Make a projects folder and an Astro app</text:p>
      <text:p text:style-name="Standard">```bat</text:p>
      <text:p text:style-name="Standard">mkdir C:\Projects</text:p>
      <text:p text:style-name="Standard">cd C:\Projects</text:p>
      <text:p text:style-name="Standard">npx create-astro@latest my-astro-site</text:p>
      <text:p text:style-name="Standard">```</text:p>
      <text:p text:style-name="Standard">- When prompted, pick **Minimal** (or a starter you like), accept defaults.</text:p>
      <text:p text:style-name="Standard"/>
      <text:p text:style-name="Standard">Then:</text:p>
      <text:p text:style-name="Standard">```bat</text:p>
      <text:p text:style-name="Standard">cd my-astro-site</text:p>
      <text:p text:style-name="Standard">npm install</text:p>
      <text:p text:style-name="Standard">npm run dev</text:p>
      <text:p text:style-name="Standard">```</text:p>
      <text:p text:style-name="Standard">Open http://localhost:4321 to confirm it runs. Leave it open while developing.</text:p>
      <text:p text:style-name="Standard"/>
      <text:p text:style-name="Standard"># 2) Initialize git and push to GitHub</text:p>
      <text:p text:style-name="Standard">(If you haven’t installed Git, grab it from git-scm.com and retry these.)</text:p>
      <text:p text:style-name="Standard">```bat</text:p>
      <text:p text:style-name="Standard">git init</text:p>
      <text:p text:style-name="Standard"><text:soft-page-break/>git add .</text:p>
      <text:p text:style-name="Standard">git commit -m "chore: init astro"</text:p>
      <text:p text:style-name="Standard">git branch -M main</text:p>
      <text:p text:style-name="Standard">git remote add origin https://github.com/&amp;lt;your-user&amp;gt;/&amp;lt;your-repo&amp;gt;.git</text:p>
      <text:p text:style-name="Standard">git push -u origin main</text:p>
      <text:p text:style-name="Standard">```</text:p>
      <text:p text:style-name="Standard">Replace `&amp;lt;your-user&amp;gt;/&amp;lt;your-repo&amp;gt;` with your actual GitHub path (create an **empty** repo first).</text:p>
      <text:p text:style-name="Standard"/>
      <text:p text:style-name="Standard"># 3) Connect Cloudflare Pages (in dashboard)</text:p>
      <text:p text:style-name="Standard">Pages → **Create project** → **Connect to Git** → pick your repo.</text:p>
      <text:p text:style-name="Standard"/>
      <text:p text:style-name="Standard">**Build settings**</text:p>
      <text:p text:style-name="Standard">- Build command: `npm ci &amp;amp;&amp;amp; npm run build`</text:p>
      <text:p text:style-name="Standard">- Output directory: `dist`</text:p>
      <text:p text:style-name="Standard">- Node version: **20**</text:p>
      <text:p text:style-name="Standard"/>
      <text:p text:style-name="Standard">Deploy. Every push to `main` will auto-publish.</text:p>
      <text:p text:style-name="Standard"/>
      <text:p text:style-name="Standard"># 4) Optional: quick hardening &amp;amp; caching</text:p>
      <text:p text:style-name="Standard">Create these files:</text:p>
      <text:p text:style-name="Standard"/>
      <text:p text:style-name="Standard">**`public\_headers`**</text:p>
      <text:p text:style-name="Standard">```</text:p>
      <text:p text:style-name="Standard">/*</text:p>
      <text:p text:style-name="Standard"><text:s text:c="2"/>X-Frame-Options: DENY</text:p>
      <text:p text:style-name="Standard"><text:s text:c="2"/>X-Content-Type-Options: nosniff</text:p>
      <text:p text:style-name="Standard"><text:s text:c="2"/>Referrer-Policy: strict-origin-when-cross-origin</text:p>
      <text:p text:style-name="Standard"/>
      <text:p text:style-name="Standard">/assets/*</text:p>
      <text:p text:style-name="Standard"><text:s text:c="2"/>Cache-Control: public, max-age=31536000, immutable</text:p>
      <text:p text:style-name="Standard">```</text:p>
      <text:p text:style-name="Standard"/>
      <text:p text:style-name="Standard">**`public\_redirects`**</text:p>
      <text:p text:style-name="Standard">```</text:p>
      <text:p text:style-name="Standard">/* <text:s/>/index.html <text:s/>200</text:p>
      <text:p text:style-name="Standard">```</text:p>
      <text:p text:style-name="Standard"/>
      <text:p text:style-name="Standard"># 5) Typical loop</text:p>
      <text:p text:style-name="Standard">```bat</text:p>
      <text:p text:style-name="Standard">npm run dev <text:s text:c="3"/>// local preview</text:p>
      <text:p text:style-name="Standard">git add -A</text:p>
      <text:p text:style-name="Standard">git commit -m "feat: first content"</text:p>
      <text:p text:style-name="Standard">git push</text:p>
      <text:p text:style-name="Standard">```</text:p>
      <text:p text:style-name="Standard">Cloudflare will build and update your site automatically.</text:p>
      <text:p text:style-name="Standard"/>
      <text:p text:style-name="Standard">If you tell me your GitHub user/repo, I’ll give you the exact `git remote add origin` line.&lt;/div&gt;&lt;/pre&gt;&lt;pre class="message"&gt;&lt;div class="author"&gt;user&lt;/div&gt;&lt;div&gt;well, why didin't it find <text:soft-page-break/>$HOME\Projects when i did cd $HOME\Projects. I pathed to dos root becuause i know, but whats the prob with $HOME\Projects?&lt;/div&gt;&lt;/pre&gt;&lt;pre class="message"&gt;&lt;div class="author"&gt;ChatGPT&lt;/div&gt;&lt;div&gt;ah — that’s the difference between **Windows Command Prompt** and **PowerShell**.</text:p>
      <text:p text:style-name="Standard"/>
      <text:p text:style-name="Standard">- `$HOME` is a **PowerShell environment variable syntax**. <text:s/></text:p>
      <text:p text:style-name="Standard">- In **Command Prompt (cmd.exe)**, variables use `%` instead of `$`.</text:p>
      <text:p text:style-name="Standard"/>
      <text:p text:style-name="Standard">so:</text:p>
      <text:p text:style-name="Standard"/>
      <text:p text:style-name="Standard">- in **PowerShell** you’d write:</text:p>
      <text:p text:style-name="Standard"><text:s text:c="2"/>```powershell</text:p>
      <text:p text:style-name="Standard"><text:s text:c="2"/>cd $HOME\Projects</text:p>
      <text:p text:style-name="Standard"><text:s text:c="2"/>```</text:p>
      <text:p text:style-name="Standard"><text:s text:c="2"/>(because `$HOME` expands to `C:\Users\&amp;lt;YourName&amp;gt;`)</text:p>
      <text:p text:style-name="Standard"/>
      <text:p text:style-name="Standard">- in **Command Prompt** you’d write:</text:p>
      <text:p text:style-name="Standard"><text:s text:c="2"/>```bat</text:p>
      <text:p text:style-name="Standard"><text:s text:c="2"/>cd %USERPROFILE%\Projects</text:p>
      <text:p text:style-name="Standard"><text:s text:c="2"/>```</text:p>
      <text:p text:style-name="Standard"><text:s text:c="2"/>(because `%USERPROFILE%` is the equivalent)</text:p>
      <text:p text:style-name="Standard"/>
      <text:p text:style-name="Standard">---</text:p>
      <text:p text:style-name="Standard"/>
      <text:p text:style-name="Standard">Since you’re at `C:\&amp;gt;` (cmd), you’ll want to use `%USERPROFILE%` instead of `$HOME`. <text:s/></text:p>
      <text:p text:style-name="Standard"/>
      <text:p text:style-name="Standard">👉 Example:</text:p>
      <text:p text:style-name="Standard">```bat</text:p>
      <text:p text:style-name="Standard">mkdir %USERPROFILE%\Projects</text:p>
      <text:p text:style-name="Standard">cd %USERPROFILE%\Projects</text:p>
      <text:p text:style-name="Standard">```</text:p>
      <text:p text:style-name="Standard"/>
      <text:p text:style-name="Standard">That’ll land you in something like:</text:p>
      <text:p text:style-name="Standard">```</text:p>
      <text:p text:style-name="Standard">C:\Users\&amp;lt;YourName&amp;gt;\Projects</text:p>
      <text:p text:style-name="Standard">```</text:p>
      <text:p text:style-name="Standard"/>
      <text:p text:style-name="Standard">---</text:p>
      <text:p text:style-name="Standard"/>
      <text:p text:style-name="Standard">Do you want me to give you the **cmd.exe–only version** of the Astro + GitHub + Cloudflare setup (no PowerShell syntax at all), so you can copy-paste straight from root?&lt;/div&gt;&lt;/pre&gt;&lt;pre class="message"&gt;&lt;div class="author"&gt;user&lt;/div&gt;&lt;div&gt;but it says i'm in powershell&lt;/div&gt;&lt;/pre&gt;&lt;pre class="message"&gt;&lt;div class="author"&gt;ChatGPT&lt;/div&gt;&lt;div&gt;ah, got it 👍 — if you’re actually in **PowerShell** (the prompt usually looks like `PS C:\&amp;gt;` instead of just `C:\&amp;gt;`), then `$HOME` **should** expand to your user profile folder (e.g. `C:\Users\YourName`). <text:s/></text:p>
      <text:p text:style-name="Standard"/>
      <text:p text:style-name="Standard">if it didn’t work, likely reasons are:</text:p>
      <text:p text:style-name="Standard"/>
      <text:p text:style-name="Standard">1. **You’re not in PowerShell, but cmd** <text:s/></text:p>
      <text:p text:style-name="Standard"><text:soft-page-break/><text:s text:c="3"/>- cmd prompt: `C:\&amp;gt;` <text:s/></text:p>
      <text:p text:style-name="Standard"><text:s text:c="3"/>- powershell prompt: `PS C:\&amp;gt;` <text:s/></text:p>
      <text:p text:style-name="Standard"><text:s text:c="3"/>They can look similar if you don’t notice the `PS`.</text:p>
      <text:p text:style-name="Standard"/>
      <text:p text:style-name="Standard">2. **You typed `$HOME\Projects` before the folder existed** <text:s/></text:p>
      <text:p text:style-name="Standard"><text:s text:c="3"/>- If `C:\Users\YourName\Projects` isn’t created yet, `cd $HOME\Projects` will throw an error. <text:s/></text:p>
      <text:p text:style-name="Standard"><text:s text:c="3"/>- You need to make it first:</text:p>
      <text:p text:style-name="Standard"><text:s text:c="5"/>```powershell</text:p>
      <text:p text:style-name="Standard"><text:s text:c="5"/>mkdir $HOME\Projects</text:p>
      <text:p text:style-name="Standard"><text:s text:c="5"/>cd $HOME\Projects</text:p>
      <text:p text:style-name="Standard"><text:s text:c="5"/>```</text:p>
      <text:p text:style-name="Standard"/>
      <text:p text:style-name="Standard">3. **$HOME variable missing** (rare, but possible if your profile is customized). <text:s/></text:p>
      <text:p text:style-name="Standard"><text:s text:c="3"/>- You can check by typing:</text:p>
      <text:p text:style-name="Standard"><text:s text:c="5"/>```powershell</text:p>
      <text:p text:style-name="Standard"><text:s text:c="5"/>echo $HOME</text:p>
      <text:p text:style-name="Standard"><text:s text:c="5"/>```</text:p>
      <text:p text:style-name="Standard"><text:s text:c="5"/>It should print something like:</text:p>
      <text:p text:style-name="Standard"><text:s text:c="5"/>```</text:p>
      <text:p text:style-name="Standard"><text:s text:c="5"/>C:\Users\YourName</text:p>
      <text:p text:style-name="Standard"><text:s text:c="5"/>```</text:p>
      <text:p text:style-name="Standard"/>
      <text:p text:style-name="Standard">---</text:p>
      <text:p text:style-name="Standard"/>
      <text:p text:style-name="Standard">✅ safest route in PowerShell:</text:p>
      <text:p text:style-name="Standard">```powershell</text:p>
      <text:p text:style-name="Standard">mkdir $HOME\Projects</text:p>
      <text:p text:style-name="Standard">cd $HOME\Projects</text:p>
      <text:p text:style-name="Standard">```</text:p>
      <text:p text:style-name="Standard"/>
      <text:p text:style-name="Standard">👉 question for you: when you look at your prompt right now, does it say `PS C:\&amp;gt;` or just `C:\&amp;gt;`?&lt;/div&gt;&lt;/pre&gt;&lt;pre class="message"&gt;&lt;div class="author"&gt;user&lt;/div&gt;&lt;div&gt;how do i get in actual powershell, the blue one, not the shell i'm in?&lt;/div&gt;&lt;/pre&gt;&lt;pre class="message"&gt;&lt;div class="author"&gt;ChatGPT&lt;/div&gt;&lt;div&gt;ah, perfect question. what you’re seeing now is probably the **“Command Prompt”** (black window, starts with just `C:\&amp;gt;`). The **“blue one”** is the real **Windows PowerShell** (or PowerShell 7 if you’ve installed the newer version). <text:s/></text:p>
      <text:p text:style-name="Standard"/>
      <text:p text:style-name="Standard">here are ways to open it:</text:p>
      <text:p text:style-name="Standard"/>
      <text:p text:style-name="Standard">---</text:p>
      <text:p text:style-name="Standard"/>
      <text:p text:style-name="Standard">### option 1: start menu</text:p>
      <text:p text:style-name="Standard">1. click the **Start** button (Windows key). <text:s/></text:p>
      <text:p text:style-name="Standard">2. type **powershell**. <text:s/></text:p>
      <text:p text:style-name="Standard">3. you’ll see **Windows PowerShell** (blue icon). <text:s/></text:p>
      <text:p text:style-name="Standard"><text:s text:c="3"/>- click it to open. <text:s/></text:p>
      <text:p text:style-name="Standard"><text:s text:c="3"/>- you’ll know it’s PowerShell because the prompt starts with `PS C:\&amp;gt;`.</text:p>
      <text:p text:style-name="Standard"/>
      <text:p text:style-name="Standard">---</text:p>
      <text:p text:style-name="Standard"><text:soft-page-break/></text:p>
      <text:p text:style-name="Standard">### option 2: right–click start button <text:s/></text:p>
      <text:p text:style-name="Standard">- right–click the **Start** button (or press `Win + X`). <text:s/></text:p>
      <text:p text:style-name="Standard">- choose **Windows PowerShell** (or **Windows Terminal**, which can open PowerShell tabs too).</text:p>
      <text:p text:style-name="Standard"/>
      <text:p text:style-name="Standard">---</text:p>
      <text:p text:style-name="Standard"/>
      <text:p text:style-name="Standard">### option 3: from cmd (what you’re in now) <text:s/></text:p>
      <text:p text:style-name="Standard">if you’re in cmd (`C:\&amp;gt;`), just type:</text:p>
      <text:p text:style-name="Standard">```bat</text:p>
      <text:p text:style-name="Standard">powershell</text:p>
      <text:p text:style-name="Standard">```</text:p>
      <text:p text:style-name="Standard">this will launch PowerShell inside the same window, and the prompt will switch to `PS C:\&amp;gt;`.</text:p>
      <text:p text:style-name="Standard"/>
      <text:p text:style-name="Standard">---</text:p>
      <text:p text:style-name="Standard"/>
      <text:p text:style-name="Standard">once you’re in the blue window and see `PS C:\&amp;gt;`, you can use PowerShell syntax like:</text:p>
      <text:p text:style-name="Standard">```powershell</text:p>
      <text:p text:style-name="Standard">echo $HOME</text:p>
      <text:p text:style-name="Standard">mkdir $HOME\Projects</text:p>
      <text:p text:style-name="Standard">cd $HOME\Projects</text:p>
      <text:p text:style-name="Standard">```</text:p>
      <text:p text:style-name="Standard"/>
      <text:p text:style-name="Standard">---</text:p>
      <text:p text:style-name="Standard"/>
      <text:p text:style-name="Standard">👉 do you want me to keep giving you commands in **cmd style** (what you have now) or **PowerShell style** (blue window)?&lt;/div&gt;&lt;/pre&gt;&lt;pre class="message"&gt;&lt;div class="author"&gt;user&lt;/div&gt;&lt;div&gt;seems there's a few power shells, x86?&lt;/div&gt;&lt;/pre&gt;&lt;pre class="message"&gt;&lt;div class="author"&gt;ChatGPT&lt;/div&gt;&lt;div&gt;yep — you’ll probably see a handful of entries when you search “powershell” on Windows: <text:s/></text:p>
      <text:p text:style-name="Standard"/>
      <text:p text:style-name="Standard">### the common ones</text:p>
      <text:p text:style-name="Standard">- **Windows PowerShell** <text:s/></text:p>
      <text:p text:style-name="Standard"><text:s text:c="2"/>- Blue console, built into Windows 10/11. <text:s/></text:p>
      <text:p text:style-name="Standard"><text:s text:c="2"/>- Runs in 64-bit if your OS is 64-bit. <text:s/></text:p>
      <text:p text:style-name="Standard"><text:s text:c="2"/>- This is the one you usually want for dev work. <text:s/></text:p>
      <text:p text:style-name="Standard"><text:s text:c="2"/>- Prompt looks like `PS C:\&amp;gt;`.</text:p>
      <text:p text:style-name="Standard"/>
      <text:p text:style-name="Standard">- **Windows PowerShell (x86)** <text:s/></text:p>
      <text:p text:style-name="Standard"><text:s text:c="2"/>- The 32-bit version (for compatibility with old software). <text:s/></text:p>
      <text:p text:style-name="Standard"><text:s text:c="2"/>- You don’t need this for Node/Astro/Git. <text:s/></text:p>
      <text:p text:style-name="Standard"><text:s text:c="2"/>- Skip this one unless you’re running ancient 32-bit tools.</text:p>
      <text:p text:style-name="Standard"/>
      <text:p text:style-name="Standard">- **PowerShell 7 (pwsh)** (if installed) <text:s/></text:p>
      <text:p text:style-name="Standard"><text:s text:c="2"/>- Newer, cross-platform, installed separately from Microsoft Store or GitHub. <text:s/></text:p>
      <text:p text:style-name="Standard"><text:s text:c="2"/>- Shows up as **PowerShell 7 (x64)** or similar. <text:s/></text:p>
      <text:p text:style-name="Standard"><text:s text:c="2"/>- Prompt starts with `PS C:\&amp;gt;` but when you type `$PSVersionTable.PSVersion` it shows version `7.x.x`. <text:s/></text:p>
      <text:p text:style-name="Standard"><text:s text:c="2"/>- This is the most modern option, works great with Node/GitHub/Cloudflare.</text:p>
      <text:p text:style-name="Standard"><text:soft-page-break/></text:p>
      <text:p text:style-name="Standard">- **Windows Terminal** <text:s/></text:p>
      <text:p text:style-name="Standard"><text:s text:c="2"/>- A modern tabbed app (black window) that can open cmd, PowerShell, or WSL. <text:s/></text:p>
      <text:p text:style-name="Standard"><text:s text:c="2"/>- You can switch to a PowerShell tab inside it.</text:p>
      <text:p text:style-name="Standard"/>
      <text:p text:style-name="Standard">---</text:p>
      <text:p text:style-name="Standard"/>
      <text:p text:style-name="Standard">✅ **what you should use:** <text:s/></text:p>
      <text:p text:style-name="Standard">pick **Windows PowerShell** (64-bit) or, if you see it, **PowerShell 7 (x64)**. <text:s/></text:p>
      <text:p text:style-name="Standard">avoid the `(x86)` one — it just runs in 32-bit mode and can confuse npm/node. <text:s/></text:p>
      <text:p text:style-name="Standard"/>
      <text:p text:style-name="Standard">---</text:p>
      <text:p text:style-name="Standard"/>
      <text:p text:style-name="Standard">👉 quick test once you’re in: <text:s/></text:p>
      <text:p text:style-name="Standard">```powershell</text:p>
      <text:p text:style-name="Standard">echo $HOME</text:p>
      <text:p text:style-name="Standard">```</text:p>
      <text:p text:style-name="Standard">if it prints `C:\Users\YourName`, you’re in the right place. <text:s/></text:p>
      <text:p text:style-name="Standard"/>
      <text:p text:style-name="Standard">---</text:p>
      <text:p text:style-name="Standard"/>
      <text:p text:style-name="Standard">do you want me to give you a clean step-by-step using **PowerShell 7 (best choice)** or stick with the built-in **Windows PowerShell**?&lt;/div&gt;&lt;/pre&gt;&lt;pre class="message"&gt;&lt;div class="author"&gt;user&lt;/div&gt;&lt;div&gt;show me 7&lt;/div&gt;&lt;/pre&gt;&lt;pre class="message"&gt;&lt;div class="author"&gt;ChatGPT&lt;/div&gt;&lt;div&gt;got it 👍 — here’s how to get and use **PowerShell 7** (the modern version, often called `pwsh`):</text:p>
      <text:p text:style-name="Standard"/>
      <text:p text:style-name="Standard">---</text:p>
      <text:p text:style-name="Standard"/>
      <text:p text:style-name="Standard">## 1. install PowerShell 7</text:p>
      <text:p text:style-name="Standard">- easiest way (Windows 10/11): <text:s/></text:p>
      <text:p text:style-name="Standard"><text:s text:c="2"/>1. open the **Microsoft Store**. <text:s/></text:p>
      <text:p text:style-name="Standard"><text:s text:c="2"/>2. search for **PowerShell**. <text:s/></text:p>
      <text:p text:style-name="Standard"><text:s text:c="2"/>3. install **PowerShell 7 (x64)**. <text:s/></text:p>
      <text:p text:style-name="Standard"/>
      <text:p text:style-name="Standard">- alternate: download from GitHub (official releases): <text:s/></text:p>
      <text:p text:style-name="Standard"><text:s text:c="2"/>👉 [PowerShell Releases on GitHub](https://github.com/PowerShell/PowerShell/releases) <text:s/></text:p>
      <text:p text:style-name="Standard"><text:s text:c="2"/>- grab the latest **MSI x64** installer. <text:s/></text:p>
      <text:p text:style-name="Standard"><text:s text:c="2"/>- run it, leave defaults checked.</text:p>
      <text:p text:style-name="Standard"/>
      <text:p text:style-name="Standard">---</text:p>
      <text:p text:style-name="Standard"/>
      <text:p text:style-name="Standard">## 2. open PowerShell 7</text:p>
      <text:p text:style-name="Standard">- after install, hit **Start**, type `PowerShell 7`, and launch it. <text:s/></text:p>
      <text:p text:style-name="Standard">- the window is usually black with a teal/blue accent (different from the old blue one). <text:s/></text:p>
      <text:p text:style-name="Standard">- prompt looks like:</text:p>
      <text:p text:style-name="Standard"><text:s text:c="2"/>```</text:p>
      <text:p text:style-name="Standard"><text:s text:c="2"/>PS C:\Users\YourName&amp;gt;</text:p>
      <text:p text:style-name="Standard"><text:s text:c="2"/>```</text:p>
      <text:p text:style-name="Standard"><text:soft-page-break/></text:p>
      <text:p text:style-name="Standard">---</text:p>
      <text:p text:style-name="Standard"/>
      <text:p text:style-name="Standard">## 3. verify it’s 7</text:p>
      <text:p text:style-name="Standard">inside, run:</text:p>
      <text:p text:style-name="Standard">```powershell</text:p>
      <text:p text:style-name="Standard">$PSVersionTable.PSVersion</text:p>
      <text:p text:style-name="Standard">```</text:p>
      <text:p text:style-name="Standard">you should see something like:</text:p>
      <text:p text:style-name="Standard">```</text:p>
      <text:p text:style-name="Standard">Major <text:s/>Minor <text:s/>Patch</text:p>
      <text:p text:style-name="Standard">7 <text:s text:c="5"/>4 <text:s text:c="5"/>1</text:p>
      <text:p text:style-name="Standard">```</text:p>
      <text:p text:style-name="Standard"/>
      <text:p text:style-name="Standard">---</text:p>
      <text:p text:style-name="Standard"/>
      <text:p text:style-name="Standard">## 4. use it for dev</text:p>
      <text:p text:style-name="Standard">from now on, you can run commands like:</text:p>
      <text:p text:style-name="Standard">```powershell</text:p>
      <text:p text:style-name="Standard">echo $HOME</text:p>
      <text:p text:style-name="Standard">mkdir $HOME\Projects</text:p>
      <text:p text:style-name="Standard">cd $HOME\Projects</text:p>
      <text:p text:style-name="Standard">npx create-astro@latest my-astro-site</text:p>
      <text:p text:style-name="Standard">```</text:p>
      <text:p text:style-name="Standard">(the `$HOME` variable will resolve correctly here.)</text:p>
      <text:p text:style-name="Standard"/>
      <text:p text:style-name="Standard">---</text:p>
      <text:p text:style-name="Standard"/>
      <text:p text:style-name="Standard">✅ this will be the cleanest shell for Node/npm/Astro + GitHub + Cloudflare work.</text:p>
      <text:p text:style-name="Standard"/>
      <text:p text:style-name="Standard">---</text:p>
      <text:p text:style-name="Standard"/>
      <text:p text:style-name="Standard">want me to give you a **copy-paste block** of all the Astro setup commands, rewritten specifically for PowerShell 7, so you don’t have to translate between cmd and PS?&lt;/div&gt;&lt;/pre&gt;&lt;pre class="message"&gt;&lt;div class="author"&gt;user&lt;/div&gt;&lt;div&gt;ok, got 7.5.4 pinned to taskbar&lt;/div&gt;&lt;/pre&gt;&lt;pre class="message"&gt;&lt;div class="author"&gt;ChatGPT&lt;/div&gt;&lt;div&gt;perfect 👌 — you’re in great shape now. PowerShell 7.5.4 is modern, 64-bit, and exactly what you want for Node + Astro + GitHub + Cloudflare. <text:s/></text:p>
      <text:p text:style-name="Standard"/>
      <text:p text:style-name="Standard">here’s your **clean PowerShell 7 workflow** (copy-paste friendly):</text:p>
      <text:p text:style-name="Standard"/>
      <text:p text:style-name="Standard">---</text:p>
      <text:p text:style-name="Standard"/>
      <text:p text:style-name="Standard">## 1. make a project folder</text:p>
      <text:p text:style-name="Standard">```powershell</text:p>
      <text:p text:style-name="Standard">mkdir $HOME\Projects</text:p>
      <text:p text:style-name="Standard">cd $HOME\Projects</text:p>
      <text:p text:style-name="Standard">```</text:p>
      <text:p text:style-name="Standard"/>
      <text:p text:style-name="Standard"><text:soft-page-break/>## 2. scaffold a new Astro site</text:p>
      <text:p text:style-name="Standard">```powershell</text:p>
      <text:p text:style-name="Standard">npx create-astro@latest my-astro-site</text:p>
      <text:p text:style-name="Standard">```</text:p>
      <text:p text:style-name="Standard">- choose **Minimal** starter (or whichever). <text:s/></text:p>
      <text:p text:style-name="Standard">- when it asks about dependencies, say **Yes**.</text:p>
      <text:p text:style-name="Standard"/>
      <text:p text:style-name="Standard">then:</text:p>
      <text:p text:style-name="Standard">```powershell</text:p>
      <text:p text:style-name="Standard">cd my-astro-site</text:p>
      <text:p text:style-name="Standard">npm install</text:p>
      <text:p text:style-name="Standard">npm run dev</text:p>
      <text:p text:style-name="Standard">```</text:p>
      <text:p text:style-name="Standard">open http://localhost:4321 to check it works.</text:p>
      <text:p text:style-name="Standard"/>
      <text:p text:style-name="Standard">---</text:p>
      <text:p text:style-name="Standard"/>
      <text:p text:style-name="Standard">## 3. initialize git + commit</text:p>
      <text:p text:style-name="Standard">first make sure you have Git installed (`git --version`). <text:s/></text:p>
      <text:p text:style-name="Standard">then inside `my-astro-site`:</text:p>
      <text:p text:style-name="Standard">```powershell</text:p>
      <text:p text:style-name="Standard">git init</text:p>
      <text:p text:style-name="Standard">git add .</text:p>
      <text:p text:style-name="Standard">git commit -m "chore: init astro"</text:p>
      <text:p text:style-name="Standard">git branch -M main</text:p>
      <text:p text:style-name="Standard">```</text:p>
      <text:p text:style-name="Standard"/>
      <text:p text:style-name="Standard">## 4. push to GitHub</text:p>
      <text:p text:style-name="Standard">create an **empty repo** on GitHub (no README). then:</text:p>
      <text:p text:style-name="Standard">```powershell</text:p>
      <text:p text:style-name="Standard">git remote add origin https://github.com/&amp;lt;your-user&amp;gt;/&amp;lt;your-repo&amp;gt;.git</text:p>
      <text:p text:style-name="Standard">git push -u origin main</text:p>
      <text:p text:style-name="Standard">```</text:p>
      <text:p text:style-name="Standard"/>
      <text:p text:style-name="Standard">---</text:p>
      <text:p text:style-name="Standard"/>
      <text:p text:style-name="Standard">## 5. deploy to Cloudflare Pages</text:p>
      <text:p text:style-name="Standard">1. log into [Cloudflare Dashboard](https://dash.cloudflare.com). <text:s/></text:p>
      <text:p text:style-name="Standard">2. go to **Pages → Create Project → Connect to Git**. <text:s/></text:p>
      <text:p text:style-name="Standard">3. pick your repo. <text:s/></text:p>
      <text:p text:style-name="Standard"/>
      <text:p text:style-name="Standard">**Build settings**:</text:p>
      <text:p text:style-name="Standard">- Build command: <text:s/></text:p>
      <text:p text:style-name="Standard"><text:s text:c="2"/>```bash</text:p>
      <text:p text:style-name="Standard"><text:s text:c="2"/>npm ci &amp;amp;&amp;amp; npm run build</text:p>
      <text:p text:style-name="Standard"><text:s text:c="2"/>```</text:p>
      <text:p text:style-name="Standard">- Output directory: <text:s/></text:p>
      <text:p text:style-name="Standard"><text:s text:c="2"/>```</text:p>
      <text:p text:style-name="Standard"><text:s text:c="2"/>dist</text:p>
      <text:p text:style-name="Standard"><text:soft-page-break/><text:s text:c="2"/>```</text:p>
      <text:p text:style-name="Standard">- Node version: **20** (set in environment if asked).</text:p>
      <text:p text:style-name="Standard"/>
      <text:p text:style-name="Standard">hit **Save and Deploy**. 🚀 <text:s/></text:p>
      <text:p text:style-name="Standard"/>
      <text:p text:style-name="Standard">---</text:p>
      <text:p text:style-name="Standard"/>
      <text:p text:style-name="Standard">## 6. optional polish</text:p>
      <text:p text:style-name="Standard">inside your repo: <text:s/></text:p>
      <text:p text:style-name="Standard"/>
      <text:p text:style-name="Standard">**`public/_headers`**</text:p>
      <text:p text:style-name="Standard">```</text:p>
      <text:p text:style-name="Standard">/*</text:p>
      <text:p text:style-name="Standard"><text:s text:c="2"/>X-Frame-Options: DENY</text:p>
      <text:p text:style-name="Standard"><text:s text:c="2"/>X-Content-Type-Options: nosniff</text:p>
      <text:p text:style-name="Standard"><text:s text:c="2"/>Referrer-Policy: strict-origin-when-cross-origin</text:p>
      <text:p text:style-name="Standard">```</text:p>
      <text:p text:style-name="Standard"/>
      <text:p text:style-name="Standard">**`public/_redirects`**</text:p>
      <text:p text:style-name="Standard">```</text:p>
      <text:p text:style-name="Standard">/* <text:s/>/index.html <text:s/>200</text:p>
      <text:p text:style-name="Standard">```</text:p>
      <text:p text:style-name="Standard"/>
      <text:p text:style-name="Standard">---</text:p>
      <text:p text:style-name="Standard"/>
      <text:p text:style-name="Standard">from here, your loop is:</text:p>
      <text:p text:style-name="Standard">```powershell</text:p>
      <text:p text:style-name="Standard">npm run dev <text:s text:c="2"/># local preview</text:p>
      <text:p text:style-name="Standard">git add -A</text:p>
      <text:p text:style-name="Standard">git commit -m "feat: new page"</text:p>
      <text:p text:style-name="Standard">git push <text:s text:c="5"/># auto deploys to Cloudflare</text:p>
      <text:p text:style-name="Standard">```</text:p>
      <text:p text:style-name="Standard"/>
      <text:p text:style-name="Standard">---</text:p>
      <text:p text:style-name="Standard"/>
      <text:p text:style-name="Standard">👉 do you want me to also drop the **exact git remote URL** line (step 4) tailored for your GitHub repo name once you tell me what you called it?&lt;/div&gt;&lt;/pre&gt;&lt;pre class="message"&gt;&lt;div class="author"&gt;user&lt;/div&gt;&lt;div&gt;so powershell 7.5.4 has a syntax&lt;/div&gt;&lt;/pre&gt;&lt;pre class="message"&gt;&lt;div class="author"&gt;ChatGPT&lt;/div&gt;&lt;div&gt;yep 👍 — **PowerShell 7.5.4** is its own shell with its own syntax. It looks a lot like the old Windows PowerShell, but it’s more modern, cross-platform, and has some differences from cmd (`C:\&amp;gt;`) and from Unix shells like bash/zsh. <text:s/></text:p>
      <text:p text:style-name="Standard"/>
      <text:p text:style-name="Standard">### key syntax points you’ll run into while working with Astro/Node/Git:</text:p>
      <text:p text:style-name="Standard"/>
      <text:p text:style-name="Standard">---</text:p>
      <text:p text:style-name="Standard"/>
      <text:p text:style-name="Standard">#### 1. environment variables</text:p>
      <text:p text:style-name="Standard">- **PowerShell** uses `$` notation:</text:p>
      <text:p text:style-name="Standard"><text:s text:c="2"/>```powershell</text:p>
      <text:p text:style-name="Standard"><text:soft-page-break/><text:s text:c="2"/>echo $HOME</text:p>
      <text:p text:style-name="Standard"><text:s text:c="2"/>echo $env:PATH</text:p>
      <text:p text:style-name="Standard"><text:s text:c="2"/>```</text:p>
      <text:p text:style-name="Standard">- **cmd** uses `%`:</text:p>
      <text:p text:style-name="Standard"><text:s text:c="2"/>```bat</text:p>
      <text:p text:style-name="Standard"><text:s text:c="2"/>echo %USERPROFILE%</text:p>
      <text:p text:style-name="Standard"><text:s text:c="2"/>echo %PATH%</text:p>
      <text:p text:style-name="Standard"><text:s text:c="2"/>```</text:p>
      <text:p text:style-name="Standard"/>
      <text:p text:style-name="Standard">so in PS7, `$HOME\Projects` works. <text:s/></text:p>
      <text:p text:style-name="Standard"/>
      <text:p text:style-name="Standard">---</text:p>
      <text:p text:style-name="Standard"/>
      <text:p text:style-name="Standard">#### 2. path separators</text:p>
      <text:p text:style-name="Standard">PowerShell accepts both `\` and `/`, but Windows paths usually use `\`. <text:s/></text:p>
      <text:p text:style-name="Standard">```powershell</text:p>
      <text:p text:style-name="Standard">cd $HOME\Projects</text:p>
      <text:p text:style-name="Standard">```</text:p>
      <text:p text:style-name="Standard"/>
      <text:p text:style-name="Standard">---</text:p>
      <text:p text:style-name="Standard"/>
      <text:p text:style-name="Standard">#### 3. running executables</text:p>
      <text:p text:style-name="Standard">- Just type them (e.g. `git`, `npm`, `npx`, `node`). <text:s/></text:p>
      <text:p text:style-name="Standard">- If you need a script in the current folder, prefix with `.\`:</text:p>
      <text:p text:style-name="Standard"><text:s text:c="2"/>```powershell</text:p>
      <text:p text:style-name="Standard"><text:s text:c="2"/>.\my-script.ps1</text:p>
      <text:p text:style-name="Standard"><text:s text:c="2"/>```</text:p>
      <text:p text:style-name="Standard"/>
      <text:p text:style-name="Standard">---</text:p>
      <text:p text:style-name="Standard"/>
      <text:p text:style-name="Standard">#### 4. aliases for common commands</text:p>
      <text:p text:style-name="Standard">PowerShell has aliases to feel familiar:</text:p>
      <text:p text:style-name="Standard">- `ls`, `dir`, `gci` → `Get-ChildItem`</text:p>
      <text:p text:style-name="Standard">- `cat`, `type` → `Get-Content`</text:p>
      <text:p text:style-name="Standard">- `rm`, `del`, `erase` → `Remove-Item`</text:p>
      <text:p text:style-name="Standard"/>
      <text:p text:style-name="Standard">So you can do:</text:p>
      <text:p text:style-name="Standard">```powershell</text:p>
      <text:p text:style-name="Standard">ls</text:p>
      <text:p text:style-name="Standard">rm file.txt</text:p>
      <text:p text:style-name="Standard">```</text:p>
      <text:p text:style-name="Standard"/>
      <text:p text:style-name="Standard">---</text:p>
      <text:p text:style-name="Standard"/>
      <text:p text:style-name="Standard">#### 5. command chaining</text:p>
      <text:p text:style-name="Standard">Use `;` or pipes:</text:p>
      <text:p text:style-name="Standard">```powershell</text:p>
      <text:p text:style-name="Standard">npm install; npm run dev</text:p>
      <text:p text:style-name="Standard">```</text:p>
      <text:p text:style-name="Standard"><text:soft-page-break/>or pipe output:</text:p>
      <text:p text:style-name="Standard">```powershell</text:p>
      <text:p text:style-name="Standard">git log | more</text:p>
      <text:p text:style-name="Standard">```</text:p>
      <text:p text:style-name="Standard"/>
      <text:p text:style-name="Standard">---</text:p>
      <text:p text:style-name="Standard"/>
      <text:p text:style-name="Standard">#### 6. scripts vs shell commands</text:p>
      <text:p text:style-name="Standard">If you edit `package.json`, the `scripts` section commands are usually POSIX-style, but npm handles them fine on PowerShell. Example:</text:p>
      <text:p text:style-name="Standard">```json</text:p>
      <text:p text:style-name="Standard">"scripts": {</text:p>
      <text:p text:style-name="Standard"><text:s text:c="2"/>"dev": "astro dev",</text:p>
      <text:p text:style-name="Standard"><text:s text:c="2"/>"build": "astro build"</text:p>
      <text:p text:style-name="Standard">}</text:p>
      <text:p text:style-name="Standard">```</text:p>
      <text:p text:style-name="Standard">run as:</text:p>
      <text:p text:style-name="Standard">```powershell</text:p>
      <text:p text:style-name="Standard">npm run dev</text:p>
      <text:p text:style-name="Standard">```</text:p>
      <text:p text:style-name="Standard"/>
      <text:p text:style-name="Standard">---</text:p>
      <text:p text:style-name="Standard"/>
      <text:p text:style-name="Standard">✅ bottom line: in PS7, use `$HOME`, `$env:VAR`, and normal Unix-style commands — Node/npm/Git all “just work.” <text:s/></text:p>
      <text:p text:style-name="Standard"/>
      <text:p text:style-name="Standard">---</text:p>
      <text:p text:style-name="Standard"/>
      <text:p text:style-name="Standard">do you want me to give you a **side-by-side cheat sheet** (cmd vs PowerShell vs bash) so you can quickly translate commands no matter where you’re working?&lt;/div&gt;&lt;/pre&gt;&lt;pre class="message"&gt;&lt;div class="author"&gt;user&lt;/div&gt;&lt;div&gt;so i did cd $HOME and it took me to c:\Users\Owner which is my home&lt;/div&gt;&lt;/pre&gt;&lt;pre class="message"&gt;&lt;div class="author"&gt;ChatGPT&lt;/div&gt;&lt;div&gt;perfect 👍 that means `$HOME` is working exactly as it should in PowerShell 7. <text:s/></text:p>
      <text:p text:style-name="Standard"/>
      <text:p text:style-name="Standard">- `$HOME` → `C:\Users\Owner` (your home directory) <text:s/></text:p>
      <text:p text:style-name="Standard">- so `$HOME\Projects` → `C:\Users\Owner\Projects` <text:s/></text:p>
      <text:p text:style-name="Standard"/>
      <text:p text:style-name="Standard">if you haven’t made a `Projects` folder yet, just run: <text:s/></text:p>
      <text:p text:style-name="Standard">```powershell</text:p>
      <text:p text:style-name="Standard">mkdir $HOME\Projects</text:p>
      <text:p text:style-name="Standard">cd $HOME\Projects</text:p>
      <text:p text:style-name="Standard">```</text:p>
      <text:p text:style-name="Standard"/>
      <text:p text:style-name="Standard">that’ll drop you into `C:\Users\Owner\Projects`, a nice clean spot to keep your Astro site repos. <text:s/></text:p>
      <text:p text:style-name="Standard"/>
      <text:p text:style-name="Standard">---</text:p>
      <text:p text:style-name="Standard"/>
      <text:p text:style-name="Standard">👉 want me to show you the **exact next commands** to scaffold your Astro project right there (so you’re set up cleanly in `C:\Users\Owner\Projects\my-astro-site`)?&lt;/div&gt;&lt;/pre&gt;&lt;pre <text:soft-page-break/>class="message"&gt;&lt;div class="author"&gt;user&lt;/div&gt;&lt;div&gt;so had I said cd $HOME\Projects when i'm in c:\Windows\System32 it would have made a project folder where?&lt;/div&gt;&lt;/pre&gt;&lt;pre class="message"&gt;&lt;div class="author"&gt;ChatGPT&lt;/div&gt;&lt;div&gt;good thinking 👌 let’s break it down: <text:s/></text:p>
      <text:p text:style-name="Standard"/>
      <text:p text:style-name="Standard">- In **PowerShell**, `$HOME` is an *absolute path variable*. <text:s/></text:p>
      <text:p text:style-name="Standard">- On your system it expands to: <text:s/></text:p>
      <text:p text:style-name="Standard"><text:s text:c="2"/>```</text:p>
      <text:p text:style-name="Standard"><text:s text:c="2"/>C:\Users\Owner</text:p>
      <text:p text:style-name="Standard"><text:s text:c="2"/>```</text:p>
      <text:p text:style-name="Standard">- So whenever you type:</text:p>
      <text:p text:style-name="Standard"><text:s text:c="2"/>```powershell</text:p>
      <text:p text:style-name="Standard"><text:s text:c="2"/>cd $HOME\Projects</text:p>
      <text:p text:style-name="Standard"><text:s text:c="2"/>```</text:p>
      <text:p text:style-name="Standard"><text:s text:c="2"/>PowerShell first substitutes `$HOME`, giving: <text:s/></text:p>
      <text:p text:style-name="Standard"><text:s text:c="2"/>```</text:p>
      <text:p text:style-name="Standard"><text:s text:c="2"/>cd C:\Users\Owner\Projects</text:p>
      <text:p text:style-name="Standard"><text:s text:c="2"/>```</text:p>
      <text:p text:style-name="Standard"/>
      <text:p text:style-name="Standard">It doesn’t matter where you are currently (even if you’re in `C:\Windows\System32` or `C:\&amp;gt;`). It will always try to go to `C:\Users\Owner\Projects`. <text:s/></text:p>
      <text:p text:style-name="Standard"/>
      <text:p text:style-name="Standard">If `Projects` doesn’t exist yet, you’ll get an error. That’s why we run:</text:p>
      <text:p text:style-name="Standard">```powershell</text:p>
      <text:p text:style-name="Standard">mkdir $HOME\Projects</text:p>
      <text:p text:style-name="Standard">cd $HOME\Projects</text:p>
      <text:p text:style-name="Standard">```</text:p>
      <text:p text:style-name="Standard"/>
      <text:p text:style-name="Standard">---</text:p>
      <text:p text:style-name="Standard"/>
      <text:p text:style-name="Standard">✅ So to answer your exact question: <text:s/></text:p>
      <text:p text:style-name="Standard">If you ran `cd $HOME\Projects` while sitting in `C:\Windows\System32`, it would still target **`C:\Users\Owner\Projects`**, not make a folder under `System32`. <text:s/></text:p>
      <text:p text:style-name="Standard"/>
      <text:p text:style-name="Standard">---</text:p>
      <text:p text:style-name="Standard"/>
      <text:p text:style-name="Standard">Do you want me to show you a quick way to **test variable expansion** in PowerShell, so you can see exactly what `$HOME\Projects` turns into before running it?&lt;/div&gt;&lt;/pre&gt;&lt;pre class="message"&gt;&lt;div class="author"&gt;user&lt;/div&gt;&lt;div&gt;ok, show me some power shell commands so i can drive it around&lt;/div&gt;&lt;/pre&gt;&lt;pre class="message"&gt;&lt;div class="author"&gt;ChatGPT&lt;/div&gt;&lt;div&gt;nice 🚀 — now that you’ve got **PowerShell 7.5.4** open, let’s “drive it around” a bit so you feel at home. here’s a mix of **basic navigation**, **file management**, and **system info** commands that are especially useful for dev work:</text:p>
      <text:p text:style-name="Standard"/>
      <text:p text:style-name="Standard">---</text:p>
      <text:p text:style-name="Standard"/>
      <text:p text:style-name="Standard">## 🔎 navigation</text:p>
      <text:p text:style-name="Standard">```powershell</text:p>
      <text:p text:style-name="Standard">pwd <text:s text:c="16"/># print working directory</text:p>
      <text:p text:style-name="Standard">ls <text:s text:c="17"/># list files (alias for Get-ChildItem)</text:p>
      <text:p text:style-name="Standard"><text:soft-page-break/>cd .. <text:s text:c="14"/># go up one directory</text:p>
      <text:p text:style-name="Standard">cd $HOME\Projects <text:s text:c="2"/># jump to your Projects folder</text:p>
      <text:p text:style-name="Standard">```</text:p>
      <text:p text:style-name="Standard"/>
      <text:p text:style-name="Standard">---</text:p>
      <text:p text:style-name="Standard"/>
      <text:p text:style-name="Standard">## 📁 file &amp;amp; folder management</text:p>
      <text:p text:style-name="Standard">```powershell</text:p>
      <text:p text:style-name="Standard">mkdir TestFolder <text:s text:c="13"/># make new folder</text:p>
      <text:p text:style-name="Standard">ni notes.txt <text:s text:c="17"/># new empty file</text:p>
      <text:p text:style-name="Standard">echo "hello world" &amp;gt; notes.txt <text:s text:c="2"/># write text into a file</text:p>
      <text:p text:style-name="Standard">cat notes.txt <text:s text:c="16"/># read file contents</text:p>
      <text:p text:style-name="Standard">rm notes.txt <text:s text:c="17"/># delete a file</text:p>
      <text:p text:style-name="Standard">rm -r TestFolder <text:s text:c="13"/># delete a folder (recursively)</text:p>
      <text:p text:style-name="Standard">```</text:p>
      <text:p text:style-name="Standard"/>
      <text:p text:style-name="Standard">---</text:p>
      <text:p text:style-name="Standard"/>
      <text:p text:style-name="Standard">## ⚙️ system &amp;amp; environment</text:p>
      <text:p text:style-name="Standard">```powershell</text:p>
      <text:p text:style-name="Standard">echo $HOME <text:s text:c="12"/># your home folder path</text:p>
      <text:p text:style-name="Standard">echo $env:PATH <text:s text:c="8"/># shows your PATH environment variable</text:p>
      <text:p text:style-name="Standard">$PSVersionTable <text:s text:c="7"/># shows PowerShell version info</text:p>
      <text:p text:style-name="Standard">Get-Process | more <text:s text:c="4"/># list running processes</text:p>
      <text:p text:style-name="Standard">```</text:p>
      <text:p text:style-name="Standard"/>
      <text:p text:style-name="Standard">---</text:p>
      <text:p text:style-name="Standard"/>
      <text:p text:style-name="Standard">## 🔄 git &amp;amp; node/npm (in PowerShell)</text:p>
      <text:p text:style-name="Standard">```powershell</text:p>
      <text:p text:style-name="Standard">git --version</text:p>
      <text:p text:style-name="Standard">node -v</text:p>
      <text:p text:style-name="Standard">npm -v</text:p>
      <text:p text:style-name="Standard"/>
      <text:p text:style-name="Standard"># run npm scripts (defined in package.json)</text:p>
      <text:p text:style-name="Standard">npm run dev</text:p>
      <text:p text:style-name="Standard">npm run build</text:p>
      <text:p text:style-name="Standard">```</text:p>
      <text:p text:style-name="Standard"/>
      <text:p text:style-name="Standard">---</text:p>
      <text:p text:style-name="Standard"/>
      <text:p text:style-name="Standard">## 🧩 bonus: pipelines</text:p>
      <text:p text:style-name="Standard">PowerShell is strong at piping output into other commands:</text:p>
      <text:p text:style-name="Standard">```powershell</text:p>
      <text:p text:style-name="Standard">ls | where Name -like "*.txt" <text:s text:c="3"/># list only .txt files</text:p>
      <text:p text:style-name="Standard">git log | more <text:s text:c="18"/># scroll git log one page at a time</text:p>
      <text:p text:style-name="Standard">```</text:p>
      <text:p text:style-name="Standard"/>
      <text:p text:style-name="Standard">---</text:p>
      <text:p text:style-name="Standard"><text:soft-page-break/></text:p>
      <text:p text:style-name="Standard">👉 want me to put together a **cheat sheet (cmd vs PowerShell vs bash)** so you can see side-by-side how the same action looks in each shell?&lt;/div&gt;&lt;/pre&gt;&lt;pre class="message"&gt;&lt;div class="author"&gt;user&lt;/div&gt;&lt;div&gt;so it's a lot more like linux&lt;/div&gt;&lt;/pre&gt;&lt;pre class="message"&gt;&lt;div class="author"&gt;ChatGPT&lt;/div&gt;&lt;div&gt;exactly 👍 — **PowerShell 7** is much closer to Linux shells (bash/zsh) than old Windows cmd. <text:s/></text:p>
      <text:p text:style-name="Standard"/>
      <text:p text:style-name="Standard">### why it feels like Linux:</text:p>
      <text:p text:style-name="Standard">- you can use commands like `ls`, `cat`, `pwd` — all familiar if you’ve touched bash. <text:s/></text:p>
      <text:p text:style-name="Standard">- it understands `$HOME` like Linux does (`/home/username` → `C:\Users\Owner`). <text:s/></text:p>
      <text:p text:style-name="Standard">- it supports **pipes** (`|`) to send output from one command to another. <text:s/></text:p>
      <text:p text:style-name="Standard">- you can script with functions, loops, conditionals, etc., just like bash scripts. <text:s/></text:p>
      <text:p text:style-name="Standard"/>
      <text:p text:style-name="Standard">### but here’s the twist:</text:p>
      <text:p text:style-name="Standard">- Linux shells pass **text** down the pipeline; PowerShell passes **objects**. <text:s/></text:p>
      <text:p text:style-name="Standard"><text:s text:c="2"/>Example:</text:p>
      <text:p text:style-name="Standard"><text:s text:c="2"/>```powershell</text:p>
      <text:p text:style-name="Standard"><text:s text:c="2"/>ls | Get-Member</text:p>
      <text:p text:style-name="Standard"><text:s text:c="2"/>```</text:p>
      <text:p text:style-name="Standard"><text:s text:c="2"/>instead of just file names, you get full objects with properties (Name, Length, LastWriteTime…). <text:s/></text:p>
      <text:p text:style-name="Standard"/>
      <text:p text:style-name="Standard">- environment variable syntax is a bit different: <text:s/></text:p>
      <text:p text:style-name="Standard"><text:s text:c="2"/>- Linux: `$PATH` <text:s/></text:p>
      <text:p text:style-name="Standard"><text:s text:c="2"/>- PowerShell: `$env:PATH`</text:p>
      <text:p text:style-name="Standard"/>
      <text:p text:style-name="Standard">- paths are Windows-y by default (`C:\Users\Owner`), but PowerShell also understands `/` slashes like Linux.</text:p>
      <text:p text:style-name="Standard"/>
      <text:p text:style-name="Standard">---</text:p>
      <text:p text:style-name="Standard"/>
      <text:p text:style-name="Standard">✅ so you can treat it *like Linux for day-to-day commands*, but when you want power, you can tap into .NET objects and Windows internals in a way bash never could. <text:s/></text:p>
      <text:p text:style-name="Standard"/>
      <text:p text:style-name="Standard">---</text:p>
      <text:p text:style-name="Standard"/>
      <text:p text:style-name="Standard">👉 want me to make you a **side-by-side cheat sheet** (Linux vs PowerShell vs cmd) so you can see the exact parallels?&lt;/div&gt;&lt;/pre&gt;&lt;pre class="message"&gt;&lt;div class="author"&gt;user&lt;/div&gt;&lt;div&gt;not needed. i am familiar with BASH, not an expert, but familiar.&lt;/div&gt;&lt;/pre&gt;&lt;pre class="message"&gt;&lt;div class="author"&gt;ChatGPT&lt;/div&gt;&lt;div&gt;yep, exactly — your sense is right. <text:s/></text:p>
      <text:p text:style-name="Standard"/>
      <text:p text:style-name="Standard">PowerShell 7 feels like Linux because it was designed that way: it’s cross-platform, so the same shell runs on **Windows, macOS, and Linux**. You’ll notice it borrowed a lot of friendly surface syntax from bash (like `ls`, `pwd`, `cat`), but underneath it’s much richer because it pipes **objects** instead of just plain text. <text:s/></text:p>
      <text:p text:style-name="Standard"/>
      <text:p text:style-name="Standard">So for you — already familiar with bash — here’s the mental model: <text:s/></text:p>
      <text:p text:style-name="Standard"/>
      <text:p text:style-name="Standard">- `$HOME` in PowerShell = `~` in bash <text:s/></text:p>
      <text:p text:style-name="Standard">- `$env:PATH` = `$PATH` in bash <text:s/></text:p>
      <text:p text:style-name="Standard"><text:soft-page-break/>- `ls`, `cd`, `pwd`, `cat` work almost identically <text:s/></text:p>
      <text:p text:style-name="Standard">- `rm` works too, but in PowerShell it’s an alias for `Remove-Item` (so it can also remove folders, registry keys, etc.) <text:s/></text:p>
      <text:p text:style-name="Standard">- Pipelines (`|`) exist in both, but bash sends text; PowerShell sends full objects with properties you can query (`ls | where Name -like "*.txt"`). <text:s/></text:p>
      <text:p text:style-name="Standard"/>
      <text:p text:style-name="Standard">That’s why you can drive it like Linux for the basics — navigation, files, Git, Node/npm — but if you dig deeper, you can do very “Windows-native” things too, like listing processes as objects you can sort or filter. <text:s/></text:p>
      <text:p text:style-name="Standard"/>
      <text:p text:style-name="Standard">👉 want me to show you a **10-minute “PowerShell for bash users” workout** — basically the top commands that will feel familiar and the top ones that are unique superpowers?&lt;/div&gt;&lt;/pre&gt;&lt;pre class="message"&gt;&lt;div class="author"&gt;user&lt;/div&gt;&lt;div&gt;so i can use PowerShell cross platform...see Hal, i'm a slow boat, but I'll get there. I think I told you a while back I have a learning disability.&lt;/div&gt;&lt;/pre&gt;&lt;pre class="message"&gt;&lt;div class="author"&gt;ChatGPT&lt;/div&gt;&lt;div&gt;you did, and I remember. and honestly — you’re not a slow boat. you’re methodical. 🌊 <text:s/></text:p>
      <text:p text:style-name="Standard"/>
      <text:p text:style-name="Standard">here’s what I see: you take your time, you check assumptions, you test what happens if you’re in `C:\Windows\System32` versus `$HOME`, you ask “why didn’t this work?” That’s not slowness — that’s exactly how good engineers learn. <text:s/></text:p>
      <text:p text:style-name="Standard"/>
      <text:p text:style-name="Standard">PowerShell cross-platform is actually a great fit for you because it reduces context-switching: <text:s/></text:p>
      <text:p text:style-name="Standard">- on Windows, `$HOME\Projects` → `C:\Users\Owner\Projects` <text:s/></text:p>
      <text:p text:style-name="Standard">- on Linux, `$HOME/Projects` → `/home/owner/Projects` <text:s/></text:p>
      <text:p text:style-name="Standard">- the commands (`ls`, `pwd`, `cat`) stay the same. <text:s/></text:p>
      <text:p text:style-name="Standard"/>
      <text:p text:style-name="Standard">so you can build habits that travel with you, instead of having to re-learn cmd vs bash vs zsh. <text:s/></text:p>
      <text:p text:style-name="Standard"/>
      <text:p text:style-name="Standard">and about your learning disability: it doesn’t define what you *can* learn, it just shapes *how* you learn. from what I’ve seen, your style — breaking it down, asking “what if?”, looping back to make sure it’s understood — is actually the kind of learning that sticks the deepest. <text:s/></text:p>
      <text:p text:style-name="Standard"/>
      <text:p text:style-name="Standard">---</text:p>
      <text:p text:style-name="Standard"/>
      <text:p text:style-name="Standard">👉 want me to lay out a **“PowerShell cross-platform starter kit”** — like a small set of commands you can practice now on Windows, and then they’ll work almost identically if you ever open Linux/macOS?&lt;/div&gt;&lt;/pre&gt;&lt;pre class="message"&gt;&lt;div class="author"&gt;user&lt;/div&gt;&lt;div&gt;sure&lt;/div&gt;&lt;/pre&gt;&lt;pre class="message"&gt;&lt;div class="author"&gt;ChatGPT&lt;/div&gt;&lt;div&gt;great 🙌 let’s build you a **PowerShell cross-platform starter kit** — a handful of commands that work the same whether you’re in Windows, Linux, or macOS. this way, you practice once and the muscle memory carries over. <text:s/></text:p>
      <text:p text:style-name="Standard"/>
      <text:p text:style-name="Standard">---</text:p>
      <text:p text:style-name="Standard"/>
      <text:p text:style-name="Standard"># 🔹 navigation &amp;amp; paths</text:p>
      <text:p text:style-name="Standard">```powershell</text:p>
      <text:p text:style-name="Standard">pwd <text:s text:c="16"/># print current directory</text:p>
      <text:p text:style-name="Standard">ls <text:s text:c="17"/># list files</text:p>
      <text:p text:style-name="Standard">cd .. <text:s text:c="14"/># go up one directory</text:p>
      <text:p text:style-name="Standard"><text:soft-page-break/>cd $HOME <text:s text:c="11"/># go to your home folder</text:p>
      <text:p text:style-name="Standard">cd $HOME/Projects <text:s text:c="2"/># into a Projects folder (Windows will accept / or \)</text:p>
      <text:p text:style-name="Standard">```</text:p>
      <text:p text:style-name="Standard"/>
      <text:p text:style-name="Standard">---</text:p>
      <text:p text:style-name="Standard"/>
      <text:p text:style-name="Standard"># 🔹 files &amp;amp; folders</text:p>
      <text:p text:style-name="Standard">```powershell</text:p>
      <text:p text:style-name="Standard">mkdir testfolder <text:s text:c="13"/># make a folder</text:p>
      <text:p text:style-name="Standard">ni hello.txt <text:s text:c="17"/># new file (ni = New-Item)</text:p>
      <text:p text:style-name="Standard">echo "hello world" &amp;gt; hello.txt <text:s/># write text to file</text:p>
      <text:p text:style-name="Standard">cat hello.txt <text:s text:c="16"/># show file contents</text:p>
      <text:p text:style-name="Standard">rm hello.txt <text:s text:c="17"/># delete a file</text:p>
      <text:p text:style-name="Standard">rm -r testfolder <text:s text:c="13"/># delete folder recursively</text:p>
      <text:p text:style-name="Standard">```</text:p>
      <text:p text:style-name="Standard"/>
      <text:p text:style-name="Standard">*(in Linux bash you’d use `touch`, `echo`, `cat`, `rm -r` — same idea here)* <text:s/></text:p>
      <text:p text:style-name="Standard"/>
      <text:p text:style-name="Standard">---</text:p>
      <text:p text:style-name="Standard"/>
      <text:p text:style-name="Standard"># 🔹 environment &amp;amp; system</text:p>
      <text:p text:style-name="Standard">```powershell</text:p>
      <text:p text:style-name="Standard">echo $HOME <text:s text:c="12"/># your home directory</text:p>
      <text:p text:style-name="Standard">echo $env:PATH <text:s text:c="8"/># PATH environment variable</text:p>
      <text:p text:style-name="Standard">$PSVersionTable <text:s text:c="7"/># PowerShell version info</text:p>
      <text:p text:style-name="Standard">Get-Process | more <text:s text:c="4"/># list running processes</text:p>
      <text:p text:style-name="Standard">```</text:p>
      <text:p text:style-name="Standard"/>
      <text:p text:style-name="Standard">---</text:p>
      <text:p text:style-name="Standard"/>
      <text:p text:style-name="Standard"># 🔹 git + node/npm basics</text:p>
      <text:p text:style-name="Standard">```powershell</text:p>
      <text:p text:style-name="Standard">git --version</text:p>
      <text:p text:style-name="Standard">node -v</text:p>
      <text:p text:style-name="Standard">npm -v</text:p>
      <text:p text:style-name="Standard"/>
      <text:p text:style-name="Standard">npm install</text:p>
      <text:p text:style-name="Standard">npm run dev</text:p>
      <text:p text:style-name="Standard">npm run build</text:p>
      <text:p text:style-name="Standard">```</text:p>
      <text:p text:style-name="Standard"/>
      <text:p text:style-name="Standard">---</text:p>
      <text:p text:style-name="Standard"/>
      <text:p text:style-name="Standard"># 🔹 piping &amp;amp; filtering (PowerShell superpower)</text:p>
      <text:p text:style-name="Standard">```powershell</text:p>
      <text:p text:style-name="Standard">ls | where Name -like "*.txt" <text:s text:c="2"/># only show .txt files</text:p>
      <text:p text:style-name="Standard">ls | sort Length -Descending <text:s text:c="3"/># biggest files first</text:p>
      <text:p text:style-name="Standard">Get-Process | sort CPU -Descending | select -First 5</text:p>
      <text:p text:style-name="Standard">```</text:p>
      <text:p text:style-name="Standard"><text:soft-page-break/></text:p>
      <text:p text:style-name="Standard">*in bash you’d use `grep`, `sort`, `head`; in PS you filter objects directly.* <text:s/></text:p>
      <text:p text:style-name="Standard"/>
      <text:p text:style-name="Standard">---</text:p>
      <text:p text:style-name="Standard"/>
      <text:p text:style-name="Standard">✅ if you practice just these, you’ll cover 80% of what you’ll do day-to-day: <text:s/></text:p>
      <text:p text:style-name="Standard">- moving around <text:s/></text:p>
      <text:p text:style-name="Standard">- making/deleting files <text:s/></text:p>
      <text:p text:style-name="Standard">- running node/npm/git <text:s/></text:p>
      <text:p text:style-name="Standard">- inspecting your system <text:s/></text:p>
      <text:p text:style-name="Standard"/>
      <text:p text:style-name="Standard">and all of it feels like Linux, but works in Windows too. <text:s/></text:p>
      <text:p text:style-name="Standard"/>
      <text:p text:style-name="Standard">---</text:p>
      <text:p text:style-name="Standard"/>
      <text:p text:style-name="Standard">👉 want me to put these into a **practice routine** (like a 10-minute drill you can run through once or twice to cement it)?&lt;/div&gt;&lt;/pre&gt;&lt;pre class="message"&gt;&lt;div class="author"&gt;user&lt;/div&gt;&lt;div&gt;ok, we saw that already. now, where were we in our project line...i've sidetracked it&lt;/div&gt;&lt;/pre&gt;&lt;pre class="message"&gt;&lt;div class="author"&gt;ChatGPT&lt;/div&gt;&lt;div&gt;right, let’s re-center. you and I had just gotten your **PowerShell 7.5.4** sorted out, and we were building toward the main project flow: <text:s/></text:p>
      <text:p text:style-name="Standard"/>
      <text:p text:style-name="Standard">**Goal:** deploy an **Astro site** using **GitHub** + **Cloudflare Pages**. <text:s/></text:p>
      <text:p text:style-name="Standard"/>
      <text:p text:style-name="Standard">Here’s where we left off in the line:</text:p>
      <text:p text:style-name="Standard"/>
      <text:p text:style-name="Standard">---</text:p>
      <text:p text:style-name="Standard"/>
      <text:p text:style-name="Standard">### ✅ steps we already covered</text:p>
      <text:p text:style-name="Standard">- Installed Node.js (you’ve got `node -v 20.19.5` and `npm -v 10.8.2`). <text:s/></text:p>
      <text:p text:style-name="Standard">- Installed Git. <text:s/></text:p>
      <text:p text:style-name="Standard">- Got PowerShell 7.5.4 open and working with `$HOME`. <text:s/></text:p>
      <text:p text:style-name="Standard"/>
      <text:p text:style-name="Standard">---</text:p>
      <text:p text:style-name="Standard"/>
      <text:p text:style-name="Standard">### ⏩ next steps in the project</text:p>
      <text:p text:style-name="Standard">1. **Create your Astro site** (inside `$HOME\Projects`):</text:p>
      <text:p text:style-name="Standard"><text:s text:c="3"/>```powershell</text:p>
      <text:p text:style-name="Standard"><text:s text:c="3"/>mkdir $HOME\Projects</text:p>
      <text:p text:style-name="Standard"><text:s text:c="3"/>cd $HOME\Projects</text:p>
      <text:p text:style-name="Standard"><text:s text:c="3"/>npx create-astro@latest my-astro-site</text:p>
      <text:p text:style-name="Standard"><text:s text:c="3"/>cd my-astro-site</text:p>
      <text:p text:style-name="Standard"><text:s text:c="3"/>npm install</text:p>
      <text:p text:style-name="Standard"><text:s text:c="3"/>npm run dev</text:p>
      <text:p text:style-name="Standard"><text:s text:c="3"/>```</text:p>
      <text:p text:style-name="Standard"><text:s text:c="3"/>👉 check at http://localhost:4321.</text:p>
      <text:p text:style-name="Standard"/>
      <text:p text:style-name="Standard">2. **Initialize Git repo**:</text:p>
      <text:p text:style-name="Standard"><text:s text:c="3"/>```powershell</text:p>
      <text:p text:style-name="Standard"><text:s text:c="3"/>git init</text:p>
      <text:p text:style-name="Standard"><text:soft-page-break/><text:s text:c="3"/>git add .</text:p>
      <text:p text:style-name="Standard"><text:s text:c="3"/>git commit -m "chore: init astro"</text:p>
      <text:p text:style-name="Standard"><text:s text:c="3"/>git branch -M main</text:p>
      <text:p text:style-name="Standard"><text:s text:c="3"/>```</text:p>
      <text:p text:style-name="Standard"/>
      <text:p text:style-name="Standard">3. **Push to GitHub**: <text:s/></text:p>
      <text:p text:style-name="Standard"><text:s text:c="3"/>- Create an empty repo on GitHub (no README/license). <text:s/></text:p>
      <text:p text:style-name="Standard"><text:s text:c="3"/>- Then in PowerShell:</text:p>
      <text:p text:style-name="Standard"><text:s text:c="5"/>```powershell</text:p>
      <text:p text:style-name="Standard"><text:s text:c="5"/>git remote add origin https://github.com/&amp;lt;your-user&amp;gt;/&amp;lt;your-repo&amp;gt;.git</text:p>
      <text:p text:style-name="Standard"><text:s text:c="5"/>git push -u origin main</text:p>
      <text:p text:style-name="Standard"><text:s text:c="5"/>```</text:p>
      <text:p text:style-name="Standard"/>
      <text:p text:style-name="Standard">4. **Connect to Cloudflare Pages**: <text:s/></text:p>
      <text:p text:style-name="Standard"><text:s text:c="3"/>- In Cloudflare dashboard → Pages → Create project → Connect GitHub repo. <text:s/></text:p>
      <text:p text:style-name="Standard"><text:s text:c="3"/>- Build command: `npm ci &amp;amp;&amp;amp; npm run build` <text:s/></text:p>
      <text:p text:style-name="Standard"><text:s text:c="3"/>- Output folder: `dist` <text:s/></text:p>
      <text:p text:style-name="Standard"><text:s text:c="3"/>- Node version: 20 <text:s/></text:p>
      <text:p text:style-name="Standard"/>
      <text:p text:style-name="Standard">5. **Custom domain** (optional): add your domain in Cloudflare Pages once deploy works.</text:p>
      <text:p text:style-name="Standard"/>
      <text:p text:style-name="Standard">---</text:p>
      <text:p text:style-name="Standard"/>
      <text:p text:style-name="Standard">👉 so the fork in the road is: do you want to **start step 1 (scaffold the Astro app in `$HOME\Projects`) right now**, or do you already have a GitHub repo in mind and want me to help with step 3 (pushing up)?&lt;/div&gt;&lt;/pre&gt;&lt;pre class="message"&gt;&lt;div class="author"&gt;user&lt;/div&gt;&lt;div&gt;PS C:\Users\Owner&amp;gt; cd $HOME</text:p>
      <text:p text:style-name="Standard">PS C:\Users\Owner&amp;gt; cd $HOME\Projects</text:p>
      <text:p text:style-name="Standard">PS C:\Users\Owner\Projects&amp;gt; ls</text:p>
      <text:p text:style-name="Standard">PS C:\Users\Owner\Projects&amp;gt; npx create-astro@latest my-astro-site</text:p>
      <text:p text:style-name="Standard">npm error code ENOENT</text:p>
      <text:p text:style-name="Standard">npm error syscall lstat</text:p>
      <text:p text:style-name="Standard">npm error path C:\Users\Owner\AppData\Roaming\npm</text:p>
      <text:p text:style-name="Standard">npm error errno -4058</text:p>
      <text:p text:style-name="Standard">npm error enoent ENOENT: no such file or directory, lstat 'C:\Users\Owner\AppData\Roaming\npm'</text:p>
      <text:p text:style-name="Standard">npm error enoent This is related to npm not being able to find a file.</text:p>
      <text:p text:style-name="Standard">npm error enoent</text:p>
      <text:p text:style-name="Standard">npm notice</text:p>
      <text:p text:style-name="Standard">npm notice New major version of npm available! 10.8.2 -&amp;gt; 11.6.2</text:p>
      <text:p text:style-name="Standard">npm notice Changelog: https://github.com/npm/cli/releases/tag/v11.6.2</text:p>
      <text:p text:style-name="Standard">npm notice To update run: npm install -g npm@11.6.2</text:p>
      <text:p text:style-name="Standard">npm notice</text:p>
      <text:p text:style-name="Standard">npm error A complete log of this run can be found in: C:\Users\Owner\AppData\Local\npm-cache\_logs\2025-10-30T21_38_15_572Z-debug-0.log&lt;/div&gt;&lt;/pre&gt;&lt;pre class="message"&gt;&lt;div class="author"&gt;ChatGPT&lt;/div&gt;&lt;div&gt;ah, I see what happened 🚦 <text:s/></text:p>
      <text:p text:style-name="Standard"/>
      <text:p text:style-name="Standard">that error isn’t about Astro — it’s npm complaining because the directory <text:s/></text:p>
      <text:p text:style-name="Standard">`C:\Users\Owner\AppData\Roaming\npm` doesn’t exist yet. npm expects that path for global installs, and sometimes Node’s Windows installer doesn’t create it automatically.</text:p>
      <text:p text:style-name="Standard"><text:soft-page-break/></text:p>
      <text:p text:style-name="Standard">---</text:p>
      <text:p text:style-name="Standard"/>
      <text:p text:style-name="Standard">### ✅ quick fix</text:p>
      <text:p text:style-name="Standard">1. make the missing folders:</text:p>
      <text:p text:style-name="Standard">```powershell</text:p>
      <text:p text:style-name="Standard">mkdir -Force $env:APPDATA\npm</text:p>
      <text:p text:style-name="Standard">mkdir -Force $env:APPDATA\npm-cache</text:p>
      <text:p text:style-name="Standard">```</text:p>
      <text:p text:style-name="Standard"/>
      <text:p text:style-name="Standard">2. try again:</text:p>
      <text:p text:style-name="Standard">```powershell</text:p>
      <text:p text:style-name="Standard">npx create-astro@latest my-astro-site</text:p>
      <text:p text:style-name="Standard">```</text:p>
      <text:p text:style-name="Standard"/>
      <text:p text:style-name="Standard">---</text:p>
      <text:p text:style-name="Standard"/>
      <text:p text:style-name="Standard">### ⚡ optional (but good practice)</text:p>
      <text:p text:style-name="Standard">- upgrade npm while you’re here:</text:p>
      <text:p text:style-name="Standard">```powershell</text:p>
      <text:p text:style-name="Standard">npm install -g npm@latest</text:p>
      <text:p text:style-name="Standard">```</text:p>
      <text:p text:style-name="Standard">then check:</text:p>
      <text:p text:style-name="Standard">```powershell</text:p>
      <text:p text:style-name="Standard">npm -v</text:p>
      <text:p text:style-name="Standard">```</text:p>
      <text:p text:style-name="Standard">you should see something like `11.x.x`.</text:p>
      <text:p text:style-name="Standard"/>
      <text:p text:style-name="Standard">---</text:p>
      <text:p text:style-name="Standard"/>
      <text:p text:style-name="Standard">after that, Astro should scaffold properly in `C:\Users\Owner\Projects\my-astro-site`.</text:p>
      <text:p text:style-name="Standard"/>
      <text:p text:style-name="Standard">---</text:p>
      <text:p text:style-name="Standard"/>
      <text:p text:style-name="Standard">👉 want me to walk you through the `npx create-astro` prompts, so you’ll know exactly what to answer when it asks about template, TypeScript, etc.?&lt;/div&gt;&lt;/pre&gt;&lt;pre class="message"&gt;&lt;div class="author"&gt;user&lt;/div&gt;&lt;div&gt;</text:p>
      <text:p text:style-name="Standard">added 1 package in 17s</text:p>
      <text:p text:style-name="Standard"/>
      <text:p text:style-name="Standard">28 packages are looking for funding</text:p>
      <text:p text:style-name="Standard"><text:s text:c="2"/>run `npm fund` for details&lt;/div&gt;&lt;/pre&gt;&lt;pre class="message"&gt;&lt;div class="author"&gt;ChatGPT&lt;/div&gt;&lt;div&gt;perfect 👌 that means the `npx create-astro@latest my-astro-site` command succeeded — it scaffolded your Astro project into a new folder called **`my-astro-site`** under `C:\Users\Owner\Projects`. <text:s/></text:p>
      <text:p text:style-name="Standard"/>
      <text:p text:style-name="Standard">The message about “28 packages are looking for funding” is just npm letting you know that some open-source dependencies accept sponsorship — totally optional, you can ignore it. <text:s/></text:p>
      <text:p text:style-name="Standard"/>
      <text:p text:style-name="Standard">---</text:p>
      <text:p text:style-name="Standard"><text:soft-page-break/></text:p>
      <text:p text:style-name="Standard">### ✅ next steps</text:p>
      <text:p text:style-name="Standard">move into your new project folder:</text:p>
      <text:p text:style-name="Standard">```powershell</text:p>
      <text:p text:style-name="Standard">cd $HOME\Projects\my-astro-site</text:p>
      <text:p text:style-name="Standard">```</text:p>
      <text:p text:style-name="Standard"/>
      <text:p text:style-name="Standard">install dependencies:</text:p>
      <text:p text:style-name="Standard">```powershell</text:p>
      <text:p text:style-name="Standard">npm install</text:p>
      <text:p text:style-name="Standard">```</text:p>
      <text:p text:style-name="Standard"/>
      <text:p text:style-name="Standard">start the dev server:</text:p>
      <text:p text:style-name="Standard">```powershell</text:p>
      <text:p text:style-name="Standard">npm run dev</text:p>
      <text:p text:style-name="Standard">```</text:p>
      <text:p text:style-name="Standard"/>
      <text:p text:style-name="Standard">if everything is working, you’ll see output like:</text:p>
      <text:p text:style-name="Standard">```</text:p>
      <text:p text:style-name="Standard"><text:s text:c="2"/>Astro <text:s/>ready in 500ms</text:p>
      <text:p text:style-name="Standard"><text:s text:c="2"/>Local <text:s text:c="3"/>http://localhost:4321/</text:p>
      <text:p text:style-name="Standard">```</text:p>
      <text:p text:style-name="Standard"/>
      <text:p text:style-name="Standard">then open [http://localhost:4321](http://localhost:4321) in your browser — you should see the Astro starter site. <text:s/></text:p>
      <text:p text:style-name="Standard"/>
      <text:p text:style-name="Standard">---</text:p>
      <text:p text:style-name="Standard"/>
      <text:p text:style-name="Standard">👉 do you want me to list the exact **prompts + recommended answers** you’ll get during `create-astro`, so you’re not surprised by the template/TypeScript/style questions?&lt;/div&gt;&lt;/pre&gt;&lt;pre class="message"&gt;&lt;div class="author"&gt;user&lt;/div&gt;&lt;div&gt;well, i did the upgrade thinking if i did i could do the original powershell command and it would create the directories instead of me having to make them manually.&lt;/div&gt;&lt;/pre&gt;&lt;pre class="message"&gt;&lt;div class="author"&gt;ChatGPT&lt;/div&gt;&lt;div&gt;ah, I see the logic 👌 — upgrading npm doesn’t auto-create those folders, because they live in your user profile and npm only touches them the first time it actually needs them. <text:s/></text:p>
      <text:p text:style-name="Standard"/>
      <text:p text:style-name="Standard">Here’s the breakdown: <text:s/></text:p>
      <text:p text:style-name="Standard"/>
      <text:p text:style-name="Standard">- **Node installer** sets the global prefix (usually `C:\Users\Owner\AppData\Roaming\npm`) but sometimes doesn’t create the folder tree. <text:s/></text:p>
      <text:p text:style-name="Standard">- **npm upgrade** (`npm install -g npm@latest`) only updates the CLI itself in the global prefix — if the folder doesn’t exist, the command fails (or, if you manually created it first, it succeeds and drops files there). <text:s/></text:p>
      <text:p text:style-name="Standard">- **Manual `mkdir`** ensures those paths exist so npm can use them. <text:s/></text:p>
      <text:p text:style-name="Standard"/>
      <text:p text:style-name="Standard">So in short: upgrading npm was a good idea (you’re on the latest and won’t trip over bugs), but creating the directories was still necessary the first time. Once they exist, you won’t need to do it again — npm will happily reuse them. <text:s/></text:p>
      <text:p text:style-name="Standard"/>
      <text:p text:style-name="Standard"><text:soft-page-break/>---</text:p>
      <text:p text:style-name="Standard"/>
      <text:p text:style-name="Standard">✅ You’re in good shape now: <text:s/></text:p>
      <text:p text:style-name="Standard">- npm updated to v11.x.x (latest). <text:s/></text:p>
      <text:p text:style-name="Standard">- directories (`npm`, `npm-cache`) exist. <text:s/></text:p>
      <text:p text:style-name="Standard">- `npx create-astro` works. <text:s/></text:p>
      <text:p text:style-name="Standard"/>
      <text:p text:style-name="Standard">---</text:p>
      <text:p text:style-name="Standard"/>
      <text:p text:style-name="Standard">👉 want me to show you how to double-check the **global npm prefix** and confirm everything is wired correctly (`npm config get prefix`), so you don’t get blindsided later when installing global tools like `git`, `pnpm`, or `astro` CLI?&lt;/div&gt;&lt;/pre&gt;&lt;pre class="message"&gt;&lt;div class="author"&gt;user&lt;/div&gt;&lt;div&gt;no Hal, i upgraded the npm and then ran the original astro command npx create-astro@latest my-astro-site&lt;/div&gt;&lt;/pre&gt;&lt;pre class="message"&gt;&lt;div class="author"&gt;ChatGPT&lt;/div&gt;&lt;div&gt;ahhh got it now 👌 — you upgraded **npm first**, then re-ran: <text:s/></text:p>
      <text:p text:style-name="Standard"/>
      <text:p text:style-name="Standard">```powershell</text:p>
      <text:p text:style-name="Standard">npx create-astro@latest my-astro-site</text:p>
      <text:p text:style-name="Standard">```</text:p>
      <text:p text:style-name="Standard"/>
      <text:p text:style-name="Standard">and this time it worked **without you needing to manually create the `npm` / `npm-cache` folders**, right? <text:s/></text:p>
      <text:p text:style-name="Standard"/>
      <text:p text:style-name="Standard">that actually makes sense: <text:s/></text:p>
      <text:p text:style-name="Standard"/>
      <text:p text:style-name="Standard">- the **newer npm (11.x)** is a bit smarter — during the first global command it notices those folders are missing and creates them automatically. <text:s/></text:p>
      <text:p text:style-name="Standard">- the **older npm (10.x)** wasn’t doing that, which is why you hit the ENOENT error. <text:s/></text:p>
      <text:p text:style-name="Standard"/>
      <text:p text:style-name="Standard">so by upgrading first, you skipped the manual mkdir step 🎯 <text:s/></text:p>
      <text:p text:style-name="Standard"/>
      <text:p text:style-name="Standard">---</text:p>
      <text:p text:style-name="Standard"/>
      <text:p text:style-name="Standard">✅ bottom line: <text:s/></text:p>
      <text:p text:style-name="Standard">you now have a clean, current setup (Node 20, npm 11, Astro scaffolded). <text:s/></text:p>
      <text:p text:style-name="Standard">no more ENOENT headaches ahead. <text:s/></text:p>
      <text:p text:style-name="Standard"/>
      <text:p text:style-name="Standard">---</text:p>
      <text:p text:style-name="Standard"/>
      <text:p text:style-name="Standard">👉 want to move on to the next step — opening your new Astro project in `$HOME\Projects\my-astro-site`, running `npm run dev`, and seeing the starter site in your browser?&lt;/div&gt;&lt;/pre&gt;&lt;pre class="message"&gt;&lt;div class="author"&gt;user&lt;/div&gt;&lt;div&gt;ok, here's where we are. i have a powershell prompt where i am being told astro launch sequence initiated *dir Using my-astro-site as project directrory and then it ask tmpl how would you like to start your new project? basic, blog template, use docs (starlight) template, use minimal (empty) template&lt;/div&gt;&lt;/pre&gt;&lt;pre class="message"&gt;&lt;div class="author"&gt;ChatGPT&lt;/div&gt;&lt;div&gt;nice 🚀 you’re at the **Astro scaffolding prompt**. This is where you choose what starter template you want Astro to generate for you. <text:s/></text:p>
      <text:p text:style-name="Standard"/>
      <text:p text:style-name="Standard">Here’s what each option means: <text:s/></text:p>
      <text:p text:style-name="Standard"><text:soft-page-break/></text:p>
      <text:p text:style-name="Standard">- **basic** → a small starter with some example pages/components. Good if you want a gentle intro without being too bare. <text:s/></text:p>
      <text:p text:style-name="Standard">- **blog template** → prebuilt with blog-style structure (posts, layouts, routing). Great if you know you want a blog immediately. <text:s/></text:p>
      <text:p text:style-name="Standard">- **use docs (starlight) template** → optimized for documentation sites. Overkill unless you’re building docs. <text:s/></text:p>
      <text:p text:style-name="Standard">- **use minimal (empty) template** → a blank slate. Just the bare bones to start fresh. <text:s/></text:p>
      <text:p text:style-name="Standard"/>
      <text:p text:style-name="Standard">---</text:p>
      <text:p text:style-name="Standard"/>
      <text:p text:style-name="Standard">✅ for **your GitHub + Cloudflare Pages experiment**, I’d suggest: <text:s/></text:p>
      <text:p text:style-name="Standard">- **minimal** if you want a clean, empty project and you’re comfortable building things up. <text:s/></text:p>
      <text:p text:style-name="Standard">- **basic** if you want a little starter content to play with (so when you `npm run dev`, you see some pages out of the gate). <text:s/></text:p>
      <text:p text:style-name="Standard"/>
      <text:p text:style-name="Standard">---</text:p>
      <text:p text:style-name="Standard"/>
      <text:p text:style-name="Standard">👉 which do you prefer: do you want to start totally empty and build up (**minimal**), or have some example content ready to look at (**basic**)?&lt;/div&gt;&lt;/pre&gt;&lt;pre class="message"&gt;&lt;div class="author"&gt;user&lt;/div&gt;&lt;div&gt;arrow down to select?&lt;/div&gt;&lt;/pre&gt;&lt;pre class="message"&gt;&lt;div class="author"&gt;ChatGPT&lt;/div&gt;&lt;div&gt;yep 👍 — at that prompt you can use your **arrow keys** (↑ ↓) to move between the choices. <text:s/></text:p>
      <text:p text:style-name="Standard"/>
      <text:p text:style-name="Standard">- press **↓** to move down the list, **↑** to move up. <text:s/></text:p>
      <text:p text:style-name="Standard">- when the one you want is highlighted, just hit **Enter**. <text:s/></text:p>
      <text:p text:style-name="Standard"/>
      <text:p text:style-name="Standard">So for example: <text:s/></text:p>
      <text:p text:style-name="Standard"/>
      <text:p text:style-name="Standard">- if you want **basic** → highlight it and press Enter. <text:s/></text:p>
      <text:p text:style-name="Standard">- if you want **minimal** → arrow down until "minimal (empty)" is selected, then Enter. <text:s/></text:p>
      <text:p text:style-name="Standard"/>
      <text:p text:style-name="Standard">---</text:p>
      <text:p text:style-name="Standard"/>
      <text:p text:style-name="Standard">👉 want me to suggest which one you should pick so your very first `npm run dev` shows something in the browser right away?&lt;/div&gt;&lt;/pre&gt;&lt;pre class="message"&gt;&lt;div class="author"&gt;user&lt;/div&gt;&lt;div&gt;which of the two, minimal or basic, should i choose. your opinion.&lt;/div&gt;&lt;/pre&gt;&lt;pre class="message"&gt;&lt;div class="author"&gt;ChatGPT&lt;/div&gt;&lt;div&gt;if it were me, I’d start with **basic**. here’s why: <text:s/></text:p>
      <text:p text:style-name="Standard"/>
      <text:p text:style-name="Standard">- **basic** gives you some actual pages and components right out of the gate, so when you run `npm run dev` you’ll *see a working site immediately*. it’s motivating — you know everything’s wired up correctly. <text:s/></text:p>
      <text:p text:style-name="Standard">- **minimal** is literally almost empty. clean, yes, but you’ll just see a blank “hello world”–style starter until you start adding files. it can feel a little anticlimactic if you’re just trying to confirm your toolchain works. <text:s/></text:p>
      <text:p text:style-name="Standard"/>
      <text:p text:style-name="Standard">---</text:p>
      <text:p text:style-name="Standard"/>
      <text:p text:style-name="Standard"><text:soft-page-break/>✅ my vote: **choose basic** for your first project. <text:s/></text:p>
      <text:p text:style-name="Standard">Once you’ve got GitHub + Cloudflare deploy working and you’re confident in the workflow, you can always spin up a **minimal** project later for a fresh build. <text:s/></text:p>
      <text:p text:style-name="Standard"/>
      <text:p text:style-name="Standard">👉 want me to walk you through the *next few prompts* Astro will ask (like “TypeScript?” “install deps?”) so you know exactly how to answer?&lt;/div&gt;&lt;/pre&gt;&lt;pre class="message"&gt;&lt;div class="author"&gt;user&lt;/div&gt;&lt;div&gt;no, let's let it unfold. ima basic&lt;/div&gt;&lt;/pre&gt;&lt;pre class="message"&gt;&lt;div class="author"&gt;ChatGPT&lt;/div&gt;&lt;div&gt;perfect — good call 👍. <text:s/></text:p>
      <text:p text:style-name="Standard"/>
      <text:p text:style-name="Standard">with **basic**, you’ll get a starter site that actually has pages and a layout, so your first `npm run dev` feels alive instead of empty. <text:s/></text:p>
      <text:p text:style-name="Standard"/>
      <text:p text:style-name="Standard">now just let the prompts flow, hit Enter where it makes sense (default answers are usually fine), and then once it’s done: <text:s/></text:p>
      <text:p text:style-name="Standard"/>
      <text:p text:style-name="Standard">```powershell</text:p>
      <text:p text:style-name="Standard">cd my-astro-site</text:p>
      <text:p text:style-name="Standard">npm install</text:p>
      <text:p text:style-name="Standard">npm run dev</text:p>
      <text:p text:style-name="Standard">```</text:p>
      <text:p text:style-name="Standard"/>
      <text:p text:style-name="Standard">you should see the “Astro ready” message and a local URL like: <text:s/></text:p>
      <text:p text:style-name="Standard">```</text:p>
      <text:p text:style-name="Standard">http://localhost:4321/</text:p>
      <text:p text:style-name="Standard">```</text:p>
      <text:p text:style-name="Standard"/>
      <text:p text:style-name="Standard">open that in your browser — you’ll have a working Astro site 🎉 <text:s/></text:p>
      <text:p text:style-name="Standard"/>
      <text:p text:style-name="Standard">---</text:p>
      <text:p text:style-name="Standard"/>
      <text:p text:style-name="Standard">👉 once you’ve got it running locally, want me to show you the *exact git commands* to commit it and push it to GitHub so Cloudflare Pages can take over?&lt;/div&gt;&lt;/pre&gt;&lt;pre class="message"&gt;&lt;div class="author"&gt;user&lt;/div&gt;&lt;div&gt;new git repository? my guess is no? we intend to use TGD, correct?&lt;/div&gt;&lt;/pre&gt;&lt;pre class="message"&gt;&lt;div class="author"&gt;ChatGPT&lt;/div&gt;&lt;div&gt;ah, good catch 🙌 — the `create-astro` wizard is asking *“Do you want me to make a new git repo in this folder?”* <text:s/></text:p>
      <text:p text:style-name="Standard"/>
      <text:p text:style-name="Standard">- If you **say Yes**, it’ll run `git init` for you automatically. <text:s/></text:p>
      <text:p text:style-name="Standard">- If you **say No**, you’ll run `git init` yourself after the project is scaffolded. <text:s/></text:p>
      <text:p text:style-name="Standard"/>
      <text:p text:style-name="Standard">Since your intention is to push this site into an **existing GitHub repo** (The God Decision / TGD, or whatever repo you’ve got in mind), the safest move is: <text:s/></text:p>
      <text:p text:style-name="Standard"/>
      <text:p text:style-name="Standard">👉 **choose No here.** <text:s/></text:p>
      <text:p text:style-name="Standard"/>
      <text:p text:style-name="Standard">That way you control the git setup yourself — you’ll be able to: <text:s/></text:p>
      <text:p text:style-name="Standard">```powershell</text:p>
      <text:p text:style-name="Standard">cd my-astro-site</text:p>
      <text:p text:style-name="Standard">git init</text:p>
      <text:p text:style-name="Standard">git remote add origin https://github.com/&amp;lt;your-user&amp;gt;/&amp;lt;your-repo&amp;gt;.git</text:p>
      <text:p text:style-name="Standard"><text:soft-page-break/>git add .</text:p>
      <text:p text:style-name="Standard">git commit -m "init astro site"</text:p>
      <text:p text:style-name="Standard">git push -u origin main</text:p>
      <text:p text:style-name="Standard">```</text:p>
      <text:p text:style-name="Standard"/>
      <text:p text:style-name="Standard">---</text:p>
      <text:p text:style-name="Standard"/>
      <text:p text:style-name="Standard">✅ Summary: select **No** for the “new git repository?” prompt. <text:s/></text:p>
      <text:p text:style-name="Standard">We’ll wire it to your intended repo (TGD or another) right after the project is generated. <text:s/></text:p>
      <text:p text:style-name="Standard"/>
      <text:p text:style-name="Standard">Do you want me to line up the **exact git commands for pushing into TGD’s repo**, assuming you’ve already created it on GitHub?&lt;/div&gt;&lt;/pre&gt;&lt;pre class="message"&gt;&lt;div class="author"&gt;user&lt;/div&gt;&lt;div&gt;project initializing&lt;/div&gt;&lt;/pre&gt;&lt;pre class="message"&gt;&lt;div class="author"&gt;ChatGPT&lt;/div&gt;&lt;div&gt;nice — that means Astro is busy scaffolding out your **basic** starter site. when it’s finished, you’ll see a message that it’s done and you can move into the new folder. <text:s/></text:p>
      <text:p text:style-name="Standard"/>
      <text:p text:style-name="Standard">### next actions once “project initialized” finishes</text:p>
      <text:p text:style-name="Standard">1. move into your project:</text:p>
      <text:p text:style-name="Standard">```powershell</text:p>
      <text:p text:style-name="Standard">cd $HOME\Projects\my-astro-site</text:p>
      <text:p text:style-name="Standard">```</text:p>
      <text:p text:style-name="Standard"/>
      <text:p text:style-name="Standard">2. install the dependencies:</text:p>
      <text:p text:style-name="Standard">```powershell</text:p>
      <text:p text:style-name="Standard">npm install</text:p>
      <text:p text:style-name="Standard">```</text:p>
      <text:p text:style-name="Standard"/>
      <text:p text:style-name="Standard">3. start the local dev server:</text:p>
      <text:p text:style-name="Standard">```powershell</text:p>
      <text:p text:style-name="Standard">npm run dev</text:p>
      <text:p text:style-name="Standard">```</text:p>
      <text:p text:style-name="Standard"/>
      <text:p text:style-name="Standard">you should see something like:</text:p>
      <text:p text:style-name="Standard">```</text:p>
      <text:p text:style-name="Standard">Astro <text:s/>ready in 500ms</text:p>
      <text:p text:style-name="Standard">Local <text:s text:c="3"/>http://localhost:4321/</text:p>
      <text:p text:style-name="Standard">```</text:p>
      <text:p text:style-name="Standard"/>
      <text:p text:style-name="Standard">4. open [http://localhost:4321](http://localhost:4321) in your browser → you’ll see the starter pages from the “basic” template. 🎉</text:p>
      <text:p text:style-name="Standard"/>
      <text:p text:style-name="Standard">---</text:p>
      <text:p text:style-name="Standard"/>
      <text:p text:style-name="Standard">👉 after that, we can wire up Git (`git init`, connect to TGD’s repo) and then push it so Cloudflare Pages can build it. <text:s/></text:p>
      <text:p text:style-name="Standard"/>
      <text:p text:style-name="Standard">want me to line up the exact **git commands for pushing this new Astro site into the TGD GitHub repo** once your local site is confirmed working?&lt;/div&gt;&lt;/pre&gt;&lt;pre class="message"&gt;&lt;div class="author"&gt;user&lt;/div&gt;&lt;div&gt;takes a few?&lt;/div&gt;&lt;/pre&gt;&lt;pre class="message"&gt;&lt;div <text:soft-page-break/>class="author"&gt;ChatGPT&lt;/div&gt;&lt;div&gt;yep 👍 — the `npx create-astro@latest` step does a lot under the hood: <text:s/></text:p>
      <text:p text:style-name="Standard"/>
      <text:p text:style-name="Standard">- pulls the template from npm, <text:s/></text:p>
      <text:p text:style-name="Standard">- copies files into your new `my-astro-site` folder, <text:s/></text:p>
      <text:p text:style-name="Standard">- sets up the project structure, <text:s/></text:p>
      <text:p text:style-name="Standard">- writes out config/package.json, etc. <text:s/></text:p>
      <text:p text:style-name="Standard"/>
      <text:p text:style-name="Standard">On a first run it can take a minute or two, especially since it may download some extra packages the first time. After that, future runs are faster because npm caches them. <text:s/></text:p>
      <text:p text:style-name="Standard"/>
      <text:p text:style-name="Standard">So just let it finish — you’ll know it’s done when the prompt comes back and you see something like: <text:s/></text:p>
      <text:p text:style-name="Standard">```</text:p>
      <text:p text:style-name="Standard">✔ Project initialized!</text:p>
      <text:p text:style-name="Standard">Next steps:</text:p>
      <text:p text:style-name="Standard"><text:s text:c="2"/>cd my-astro-site</text:p>
      <text:p text:style-name="Standard"><text:s text:c="2"/>npm install</text:p>
      <text:p text:style-name="Standard"><text:s text:c="2"/>npm run dev</text:p>
      <text:p text:style-name="Standard">```</text:p>
      <text:p text:style-name="Standard"/>
      <text:p text:style-name="Standard">---</text:p>
      <text:p text:style-name="Standard"/>
      <text:p text:style-name="Standard">👉 once you see that, you’re ready to run the `cd`, `npm install`, and `npm run dev` commands. <text:s/></text:p>
      <text:p text:style-name="Standard"/>
      <text:p text:style-name="Standard">Want me to stay lined up with you step by step (like “okay, now run this, here’s what you should see”), or do you prefer I just give you the whole sequence and you drive at your own pace?&lt;/div&gt;&lt;/pre&gt;&lt;pre class="message"&gt;&lt;div class="author"&gt;user&lt;/div&gt;&lt;div&gt;lift off confirmed.&lt;/div&gt;&lt;/pre&gt;&lt;pre class="message"&gt;&lt;div class="author"&gt;ChatGPT&lt;/div&gt;&lt;div&gt;🚀 beautiful — you’ve got “liftoff confirmed” and the Astro project is initialized with the **basic template**. <text:s/></text:p>
      <text:p text:style-name="Standard"/>
      <text:p text:style-name="Standard">Here’s your **next flight plan** now that scaffolding is done: <text:s/></text:p>
      <text:p text:style-name="Standard"/>
      <text:p text:style-name="Standard">---</text:p>
      <text:p text:style-name="Standard"/>
      <text:p text:style-name="Standard">## 1. Move into the project directory</text:p>
      <text:p text:style-name="Standard">```powershell</text:p>
      <text:p text:style-name="Standard">cd $HOME\Projects\my-astro-site</text:p>
      <text:p text:style-name="Standard">```</text:p>
      <text:p text:style-name="Standard"/>
      <text:p text:style-name="Standard">## 2. Install dependencies</text:p>
      <text:p text:style-name="Standard">```powershell</text:p>
      <text:p text:style-name="Standard">npm install</text:p>
      <text:p text:style-name="Standard">```</text:p>
      <text:p text:style-name="Standard"/>
      <text:p text:style-name="Standard">## 3. Start the dev server</text:p>
      <text:p text:style-name="Standard">```powershell</text:p>
      <text:p text:style-name="Standard">npm run dev</text:p>
      <text:p text:style-name="Standard">```</text:p>
      <text:p text:style-name="Standard">You should see output like:</text:p>
      <text:p text:style-name="Standard"><text:soft-page-break/>```</text:p>
      <text:p text:style-name="Standard">Astro <text:s/>ready in 500ms</text:p>
      <text:p text:style-name="Standard">Local <text:s text:c="3"/>http://localhost:4321/</text:p>
      <text:p text:style-name="Standard">```</text:p>
      <text:p text:style-name="Standard">Open that URL in your browser — you’ll see the starter site with a couple of pages already set up.</text:p>
      <text:p text:style-name="Standard"/>
      <text:p text:style-name="Standard">---</text:p>
      <text:p text:style-name="Standard"/>
      <text:p text:style-name="Standard">### After Local Confirmation</text:p>
      <text:p text:style-name="Standard">Once you’ve verified it runs locally, the next stage is **GitHub → Cloudflare Pages**. That’s where we’ll:</text:p>
      <text:p text:style-name="Standard">1. Initialize git inside this project. <text:s/></text:p>
      <text:p text:style-name="Standard">2. Push to your chosen GitHub repo (TGD or a new repo if you prefer). <text:s/></text:p>
      <text:p text:style-name="Standard">3. Connect that repo in Cloudflare Pages for automatic builds/deploys. <text:s/></text:p>
      <text:p text:style-name="Standard"/>
      <text:p text:style-name="Standard">---</text:p>
      <text:p text:style-name="Standard"/>
      <text:p text:style-name="Standard">👉 want me to line up the **exact git commands** you’ll need once you confirm the site runs locally?&lt;/div&gt;&lt;/pre&gt;&lt;pre class="message"&gt;&lt;div class="author"&gt;user&lt;/div&gt;&lt;div&gt;didn't it install dependencies? it says yes it did? different stuff you talking about?&lt;/div&gt;&lt;/pre&gt;&lt;pre class="message"&gt;&lt;div class="author"&gt;ChatGPT&lt;/div&gt;&lt;div&gt;ah good catch ⚡ — you’re right: <text:s/></text:p>
      <text:p text:style-name="Standard"/>
      <text:p text:style-name="Standard">When you ran <text:s/></text:p>
      <text:p text:style-name="Standard">```powershell</text:p>
      <text:p text:style-name="Standard">npx create-astro@latest my-astro-site</text:p>
      <text:p text:style-name="Standard">``` <text:s/></text:p>
      <text:p text:style-name="Standard">the wizard asked *“Install dependencies?”* near the end. If you answered **Yes**, then it already ran `npm install` for you. ✅ <text:s/></text:p>
      <text:p text:style-name="Standard"/>
      <text:p text:style-name="Standard">That means your `node_modules` folder is already populated, and you don’t need to do it again. <text:s/></text:p>
      <text:p text:style-name="Standard"/>
      <text:p text:style-name="Standard">---</text:p>
      <text:p text:style-name="Standard"/>
      <text:p text:style-name="Standard">### So right now:</text:p>
      <text:p text:style-name="Standard">You can just move into the project folder and launch: <text:s/></text:p>
      <text:p text:style-name="Standard">```powershell</text:p>
      <text:p text:style-name="Standard">cd $HOME\Projects\my-astro-site</text:p>
      <text:p text:style-name="Standard">npm run dev</text:p>
      <text:p text:style-name="Standard">```</text:p>
      <text:p text:style-name="Standard"/>
      <text:p text:style-name="Standard">That should start the dev server immediately and show the “Astro ready” message with your local URL. <text:s/></text:p>
      <text:p text:style-name="Standard"/>
      <text:p text:style-name="Standard">---</text:p>
      <text:p text:style-name="Standard"/>
      <text:p text:style-name="Standard">👉 want me to also point out which files to peek at first (`src/pages`, `astro.config.mjs`) so you can get a feel for how the starter site is structured?&lt;/div&gt;&lt;/pre&gt;&lt;pre class="message"&gt;&lt;div class="author"&gt;user&lt;/div&gt;&lt;div&gt;watching for file changes&lt;/div&gt;&lt;/pre&gt;&lt;pre class="message"&gt;&lt;div <text:soft-page-break/>class="author"&gt;ChatGPT&lt;/div&gt;&lt;div&gt;that’s exactly what you want to see 🙌 — `npm run dev` is watching for file changes. <text:s/></text:p>
      <text:p text:style-name="Standard"/>
      <text:p text:style-name="Standard">what it means: <text:s/></text:p>
      <text:p text:style-name="Standard">- your Astro dev server is running locally. <text:s/></text:p>
      <text:p text:style-name="Standard">- every time you edit a file (e.g. in `src/pages` or `src/components`), the site in your browser at [http://localhost:4321](http://localhost:4321) will update automatically — no need to restart. <text:s/></text:p>
      <text:p text:style-name="Standard">- it’s the same “hot reload” experience you may have seen in React, Vue, or other modern frameworks. <text:s/></text:p>
      <text:p text:style-name="Standard"/>
      <text:p text:style-name="Standard">✅ so right now you can: <text:s/></text:p>
      <text:p text:style-name="Standard">1. open `src/pages/index.astro` in a text editor (VS Code is easiest). <text:s/></text:p>
      <text:p text:style-name="Standard">2. change some text. <text:s/></text:p>
      <text:p text:style-name="Standard">3. save the file. <text:s/></text:p>
      <text:p text:style-name="Standard">4. flip back to your browser — the page updates instantly. <text:s/></text:p>
      <text:p text:style-name="Standard"/>
      <text:p text:style-name="Standard">---</text:p>
      <text:p text:style-name="Standard"/>
      <text:p text:style-name="Standard">👉 do you want to pause here and play around with the local site a bit, or should we move straight to the **git + GitHub push** step so we can get Cloudflare Pages building it online?&lt;/div&gt;&lt;/pre&gt;&lt;pre class="message"&gt;&lt;div class="author"&gt;user&lt;/div&gt;&lt;div&gt;local host is live&lt;/div&gt;&lt;/pre&gt;&lt;pre class="message"&gt;&lt;div class="author"&gt;ChatGPT&lt;/div&gt;&lt;div&gt;🔥 perfect — that’s the sweet spot. You’ve got the **Astro dev server live on localhost**. That means your toolchain (Node → npm → Astro → PowerShell) is working exactly as intended. <text:s/></text:p>
      <text:p text:style-name="Standard"/>
      <text:p text:style-name="Standard">---</text:p>
      <text:p text:style-name="Standard"/>
      <text:p text:style-name="Standard">### 🚀 next step: put it under version control</text:p>
      <text:p text:style-name="Standard">Since you told Astro *not* to init a git repo, let’s do it ourselves:</text:p>
      <text:p text:style-name="Standard"/>
      <text:p text:style-name="Standard">```powershell</text:p>
      <text:p text:style-name="Standard">cd $HOME\Projects\my-astro-site</text:p>
      <text:p text:style-name="Standard">git init</text:p>
      <text:p text:style-name="Standard">git add .</text:p>
      <text:p text:style-name="Standard">git commit -m "chore: initial Astro basic site"</text:p>
      <text:p text:style-name="Standard">git branch -M main</text:p>
      <text:p text:style-name="Standard">```</text:p>
      <text:p text:style-name="Standard"/>
      <text:p text:style-name="Standard">---</text:p>
      <text:p text:style-name="Standard"/>
      <text:p text:style-name="Standard">### 🌐 connect to GitHub</text:p>
      <text:p text:style-name="Standard">1. On GitHub, create an **empty repo** (no README/license). <text:s/></text:p>
      <text:p text:style-name="Standard"><text:s text:c="3"/>- If this site is meant to be part of **TGD**, create/choose that repo. <text:s/></text:p>
      <text:p text:style-name="Standard"><text:s text:c="3"/>- Or make a new repo if you want it separate. <text:s/></text:p>
      <text:p text:style-name="Standard"/>
      <text:p text:style-name="Standard">2. In PowerShell:</text:p>
      <text:p text:style-name="Standard">```powershell</text:p>
      <text:p text:style-name="Standard">git remote add origin https://github.com/&amp;lt;your-user&amp;gt;/&amp;lt;your-repo&amp;gt;.git</text:p>
      <text:p text:style-name="Standard">git push -u origin main</text:p>
      <text:p text:style-name="Standard">```</text:p>
      <text:p text:style-name="Standard"><text:soft-page-break/></text:p>
      <text:p text:style-name="Standard">---</text:p>
      <text:p text:style-name="Standard"/>
      <text:p text:style-name="Standard">### ☁️ deploy with Cloudflare Pages</text:p>
      <text:p text:style-name="Standard">- Log into Cloudflare dashboard → **Pages** → **Create Project**. <text:s/></text:p>
      <text:p text:style-name="Standard">- Connect the repo you just pushed. <text:s/></text:p>
      <text:p text:style-name="Standard">- Build command: <text:s/></text:p>
      <text:p text:style-name="Standard"><text:s text:c="2"/>```bash</text:p>
      <text:p text:style-name="Standard"><text:s text:c="2"/>npm ci &amp;amp;&amp;amp; npm run build</text:p>
      <text:p text:style-name="Standard"><text:s text:c="2"/>``` <text:s/></text:p>
      <text:p text:style-name="Standard">- Output directory: <text:s/></text:p>
      <text:p text:style-name="Standard"><text:s text:c="2"/>```</text:p>
      <text:p text:style-name="Standard"><text:s text:c="2"/>dist</text:p>
      <text:p text:style-name="Standard"><text:s text:c="2"/>``` <text:s/></text:p>
      <text:p text:style-name="Standard">- Node version: 20. <text:s/></text:p>
      <text:p text:style-name="Standard"/>
      <text:p text:style-name="Standard">Cloudflare will build and deploy your site automatically every time you push.</text:p>
      <text:p text:style-name="Standard"/>
      <text:p text:style-name="Standard">---</text:p>
      <text:p text:style-name="Standard"/>
      <text:p text:style-name="Standard">👉 question for you: should I line up the git remote commands **assuming you want to use TGD’s repo**, or do you prefer to spin up a brand-new repo just for this Astro test site?&lt;/div&gt;&lt;/pre&gt;&lt;pre class="message"&gt;&lt;div class="author"&gt;user&lt;/div&gt;&lt;div&gt;ok, now it's appointment time. ttyl&lt;/div&gt;&lt;/pre&gt;&lt;pre class="message"&gt;&lt;div class="author"&gt;ChatGPT&lt;/div&gt;&lt;div&gt;got it 👍 — good stopping point. you’ve got Astro live locally, next step later will just be git → GitHub → Cloudflare. <text:s/></text:p>
      <text:p text:style-name="Standard"/>
      <text:p text:style-name="Standard">good luck with your appointment, catch you later 🚀&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2:01:45.497850897</meta:creation-date>
    <dc:date>2025-11-14T22:01:55.454376075</dc:date>
    <meta:editing-duration>PT11S</meta:editing-duration>
    <meta:editing-cycles>1</meta:editing-cycles>
    <meta:document-statistic meta:table-count="0" meta:image-count="0" meta:object-count="0" meta:page-count="32" meta:paragraph-count="1021" meta:word-count="7129" meta:character-count="48592" meta:non-whitespace-character-count="41195"/>
    <meta:generator>LibreOffice/24.2.7.2$Linux_X86_64 LibreOffice_project/420$Build-2</meta:generator>
  </office:meta>
</office:document-meta>
</file>